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2258428" officeooo:paragraph-rsid="0226d22f"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Standard">
      <style:text-properties fo:font-size="12pt" fo:font-weight="normal" officeooo:rsid="02f29e6c" officeooo:paragraph-rsid="02f29e6c" style:font-size-asian="12pt" style:font-weight-asian="normal" style:font-size-complex="12pt" style:font-weight-complex="normal"/>
    </style:style>
    <style:style style:name="P12" style:family="paragraph" style:parent-style-name="Standard">
      <style:text-properties fo:font-size="12pt" fo:font-weight="normal" officeooo:rsid="02f29e6c" officeooo:paragraph-rsid="03056e69" style:font-size-asian="12pt" style:font-weight-asian="normal" style:font-size-complex="12pt" style:font-weight-complex="normal"/>
    </style:style>
    <style:style style:name="P13" style:family="paragraph" style:parent-style-name="Standard">
      <style:text-properties fo:font-size="12pt" fo:font-weight="normal" officeooo:rsid="02f8a982" officeooo:paragraph-rsid="0301100e" style:font-size-asian="12pt" style:font-weight-asian="normal" style:font-size-complex="12pt" style:font-weight-complex="normal"/>
    </style:style>
    <style:style style:name="P14" style:family="paragraph" style:parent-style-name="Standard">
      <style:text-properties fo:font-size="12pt" fo:font-weight="normal" officeooo:rsid="02f2f8be" officeooo:paragraph-rsid="0302cad0" style:font-size-asian="12pt" style:font-weight-asian="normal" style:font-size-complex="12pt" style:font-weight-complex="normal"/>
    </style:style>
    <style:style style:name="P15" style:family="paragraph" style:parent-style-name="Standard">
      <style:text-properties fo:font-size="12pt" fo:font-weight="normal" officeooo:rsid="0303d32c" officeooo:paragraph-rsid="0303d32c" style:font-size-asian="12pt" style:font-weight-asian="normal" style:font-size-complex="12pt" style:font-weight-complex="normal"/>
    </style:style>
    <style:style style:name="P16" style:family="paragraph" style:parent-style-name="Standard">
      <style:text-properties fo:font-size="12pt" fo:font-weight="normal" officeooo:rsid="03056e69" officeooo:paragraph-rsid="03056e69" style:font-size-asian="12pt" style:font-weight-asian="normal" style:font-size-complex="12pt" style:font-weight-complex="normal"/>
    </style:style>
    <style:style style:name="P17" style:family="paragraph" style:parent-style-name="Standard">
      <style:text-properties fo:font-size="12pt" fo:font-weight="normal" officeooo:rsid="02f2f8be" officeooo:paragraph-rsid="02f2f8be" style:font-size-asian="12pt" style:font-weight-asian="normal" style:font-size-complex="12pt" style:font-weight-complex="normal"/>
    </style:style>
    <style:style style:name="P18" style:family="paragraph" style:parent-style-name="Standard">
      <style:text-properties officeooo:paragraph-rsid="0014f5d9"/>
    </style:style>
    <style:style style:name="P19"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20"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21" style:family="paragraph" style:parent-style-name="Text_20_body">
      <style:text-properties officeooo:rsid="009b32ac" officeooo:paragraph-rsid="009b32ac"/>
    </style:style>
    <style:style style:name="P22"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23"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24"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25"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26"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27"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8"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9"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30"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31"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32"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33"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34"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35"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36"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37"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8"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9"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40"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41"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42"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43"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44"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45"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46"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47"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8"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9"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50"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51"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52"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53"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54"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55"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56"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57" style:family="paragraph" style:parent-style-name="Standard">
      <style:text-properties fo:font-size="12pt" fo:font-weight="normal" officeooo:rsid="01bc4345" officeooo:paragraph-rsid="02006497" style:font-size-asian="12pt" style:font-weight-asian="normal" style:font-size-complex="12pt" style:font-weight-complex="normal"/>
    </style:style>
    <style:style style:name="P58" style:family="paragraph" style:parent-style-name="Standard">
      <style:text-properties fo:font-size="12pt" fo:font-weight="normal" officeooo:rsid="01bc4345" officeooo:paragraph-rsid="0220da76" style:font-size-asian="12pt" style:font-weight-asian="normal" style:font-size-complex="12pt" style:font-weight-complex="normal"/>
    </style:style>
    <style:style style:name="P59" style:family="paragraph" style:parent-style-name="Standard">
      <style:text-properties fo:font-size="12pt" fo:font-weight="normal" officeooo:rsid="0204ba5c" officeooo:paragraph-rsid="020f94cd" style:font-size-asian="12pt" style:font-weight-asian="normal" style:font-size-complex="12pt" style:font-weight-complex="normal"/>
    </style:style>
    <style:style style:name="P60" style:family="paragraph" style:parent-style-name="Standard">
      <style:text-properties officeooo:paragraph-rsid="027971b1"/>
    </style:style>
    <style:style style:name="P61" style:family="paragraph" style:parent-style-name="Standard">
      <style:text-properties fo:font-size="12pt" fo:font-style="italic" fo:font-weight="normal" officeooo:rsid="0226d22f" officeooo:paragraph-rsid="022cc141" style:font-size-asian="12pt" style:font-style-asian="italic" style:font-weight-asian="normal" style:font-size-complex="12pt" style:font-style-complex="italic" style:font-weight-complex="normal"/>
    </style:style>
    <style:style style:name="P62" style:family="paragraph" style:parent-style-name="Text_20_body">
      <style:paragraph-properties fo:text-align="start" style:justify-single-word="false"/>
      <style:text-properties fo:font-size="12pt" fo:font-weight="normal" officeooo:rsid="023020c5" officeooo:paragraph-rsid="023bcc63" style:font-size-asian="12pt" style:font-weight-asian="normal" style:font-size-complex="12pt" style:font-weight-complex="normal"/>
    </style:style>
    <style:style style:name="P63" style:family="paragraph" style:parent-style-name="Text_20_body">
      <style:paragraph-properties fo:text-align="start" style:justify-single-word="false"/>
      <style:text-properties fo:font-size="12pt" fo:font-weight="normal" officeooo:rsid="02406314" officeooo:paragraph-rsid="02406314" style:font-size-asian="12pt" style:font-weight-asian="normal" style:font-size-complex="12pt" style:font-weight-complex="normal"/>
    </style:style>
    <style:style style:name="P64" style:family="paragraph" style:parent-style-name="Text_20_body">
      <style:paragraph-properties fo:text-align="start" style:justify-single-word="false"/>
      <style:text-properties fo:font-size="12pt" fo:font-weight="normal" officeooo:rsid="023020c5" officeooo:paragraph-rsid="02333e4f" style:font-size-asian="12pt" style:font-weight-asian="normal" style:font-size-complex="12pt" style:font-weight-complex="normal"/>
    </style:style>
    <style:style style:name="P65" style:family="paragraph" style:parent-style-name="Text_20_body">
      <style:paragraph-properties fo:text-align="start" style:justify-single-word="false"/>
      <style:text-properties fo:font-size="12pt" fo:font-weight="normal" officeooo:rsid="0248de73" officeooo:paragraph-rsid="0248de73" style:font-size-asian="12pt" style:font-weight-asian="normal" style:font-size-complex="12pt" style:font-weight-complex="normal"/>
    </style:style>
    <style:style style:name="P66" style:family="paragraph" style:parent-style-name="Text_20_body" style:list-style-name="L3">
      <style:paragraph-properties fo:text-align="start" style:justify-single-word="false"/>
      <style:text-properties fo:font-size="12pt" fo:font-weight="normal" officeooo:rsid="026c81d7" officeooo:paragraph-rsid="026c81d7" style:font-size-asian="12pt" style:font-weight-asian="normal" style:font-size-complex="12pt" style:font-weight-complex="normal"/>
    </style:style>
    <style:style style:name="P67" style:family="paragraph" style:parent-style-name="Text_20_body" style:list-style-name="L3">
      <style:paragraph-properties fo:text-align="start" style:justify-single-word="false"/>
      <style:text-properties fo:font-size="12pt" fo:font-weight="normal" officeooo:rsid="026e499b" officeooo:paragraph-rsid="026e499b" style:font-size-asian="12pt" style:font-weight-asian="normal" style:font-size-complex="12pt" style:font-weight-complex="normal"/>
    </style:style>
    <style:style style:name="P68" style:family="paragraph" style:parent-style-name="Text_20_body" style:list-style-name="L4">
      <style:paragraph-properties fo:text-align="start" style:justify-single-word="false"/>
      <style:text-properties fo:font-size="12pt" fo:font-weight="normal" officeooo:rsid="02636d71" officeooo:paragraph-rsid="026a24e7" style:font-size-asian="12pt" style:font-weight-asian="normal" style:font-size-complex="12pt" style:font-weight-complex="normal"/>
    </style:style>
    <style:style style:name="P69" style:family="paragraph" style:parent-style-name="Text_20_body" style:list-style-name="L5">
      <style:paragraph-properties fo:text-align="start" style:justify-single-word="false"/>
      <style:text-properties fo:font-size="12pt" fo:font-weight="normal" officeooo:rsid="024cd78f" officeooo:paragraph-rsid="024cd78f" style:font-size-asian="12pt" style:font-weight-asian="normal" style:font-size-complex="12pt" style:font-weight-complex="normal"/>
    </style:style>
    <style:style style:name="P70" style:family="paragraph" style:parent-style-name="Text_20_body" style:list-style-name="L5">
      <style:paragraph-properties fo:text-align="start" style:justify-single-word="false"/>
      <style:text-properties fo:font-size="12pt" fo:font-weight="normal" officeooo:rsid="02529317" officeooo:paragraph-rsid="02529317" style:font-size-asian="12pt" style:font-weight-asian="normal" style:font-size-complex="12pt" style:font-weight-complex="normal"/>
    </style:style>
    <style:style style:name="P71" style:family="paragraph" style:parent-style-name="Text_20_body" style:list-style-name="L5">
      <style:paragraph-properties fo:text-align="start" style:justify-single-word="false"/>
      <style:text-properties fo:font-size="12pt" fo:font-style="normal" fo:font-weight="normal" officeooo:rsid="025bac1c" officeooo:paragraph-rsid="025bac1c" style:font-size-asian="12pt" style:font-style-asian="normal" style:font-weight-asian="normal" style:font-size-complex="12pt" style:font-style-complex="normal" style:font-weight-complex="normal"/>
    </style:style>
    <style:style style:name="P72" style:family="paragraph" style:parent-style-name="Standard">
      <style:text-properties fo:font-size="12pt" fo:font-style="italic" fo:font-weight="normal" officeooo:rsid="01de4cea" officeooo:paragraph-rsid="01de4cea" style:font-size-asian="12pt" style:font-style-asian="italic" style:font-weight-asian="normal" style:font-size-complex="12pt" style:font-style-complex="italic" style:font-weight-complex="normal"/>
    </style:style>
    <style:style style:name="P73" style:family="paragraph" style:parent-style-name="Standard">
      <style:text-properties fo:font-size="13pt" fo:font-weight="bold" officeooo:rsid="0013b65c" officeooo:paragraph-rsid="027eff5c" style:font-size-asian="11.3500003814697pt" style:font-weight-asian="bold" style:font-size-complex="13pt" style:font-weight-complex="bold"/>
    </style:style>
    <style:style style:name="P74" style:family="paragraph" style:parent-style-name="Standard" style:list-style-name="L6">
      <style:text-properties fo:font-size="13pt" fo:font-weight="bold" officeooo:rsid="02801402" officeooo:paragraph-rsid="02801402" style:font-size-asian="11.3500003814697pt" style:font-weight-asian="bold" style:font-size-complex="13pt" style:font-weight-complex="bold"/>
    </style:style>
    <style:style style:name="P75" style:family="paragraph" style:parent-style-name="Standard" style:list-style-name="L6">
      <style:text-properties fo:font-size="12pt" fo:font-weight="bold" officeooo:rsid="02801402" officeooo:paragraph-rsid="02b6ded6" style:font-size-asian="12pt" style:font-weight-asian="bold" style:font-size-complex="12pt" style:font-weight-complex="bold"/>
    </style:style>
    <style:style style:name="P76" style:family="paragraph" style:parent-style-name="Standard" style:list-style-name="L6">
      <style:text-properties fo:font-size="12pt" fo:font-weight="normal" officeooo:rsid="0282a214" officeooo:paragraph-rsid="02b6ded6" style:font-size-asian="12pt" style:font-weight-asian="normal" style:font-size-complex="12pt" style:font-weight-complex="normal"/>
    </style:style>
    <style:style style:name="P77" style:family="paragraph" style:parent-style-name="Standard" style:list-style-name="L6">
      <style:text-properties officeooo:paragraph-rsid="02b6ded6"/>
    </style:style>
    <style:style style:name="P78" style:family="paragraph" style:parent-style-name="Standard" style:list-style-name="L6">
      <style:text-properties fo:font-size="12pt" fo:font-weight="normal" officeooo:rsid="029067ca" officeooo:paragraph-rsid="02b6ded6" style:font-size-asian="12pt" style:font-weight-asian="normal" style:font-size-complex="12pt" style:font-weight-complex="normal"/>
    </style:style>
    <style:style style:name="P79" style:family="paragraph" style:parent-style-name="Standard" style:list-style-name="L6">
      <style:text-properties fo:font-size="12pt" fo:font-weight="normal" officeooo:rsid="02913a5f" officeooo:paragraph-rsid="02b6ded6" style:font-size-asian="12pt" style:font-weight-asian="normal" style:font-size-complex="12pt" style:font-weight-complex="normal"/>
    </style:style>
    <style:style style:name="P80" style:family="paragraph" style:parent-style-name="Standard" style:list-style-name="L6">
      <style:text-properties fo:font-size="12pt" fo:font-weight="normal" officeooo:rsid="0296d855" officeooo:paragraph-rsid="02b6ded6" style:font-size-asian="12pt" style:font-weight-asian="normal" style:font-size-complex="12pt" style:font-weight-complex="normal"/>
    </style:style>
    <style:style style:name="P81" style:family="paragraph" style:parent-style-name="Standard" style:list-style-name="L6">
      <style:text-properties fo:font-size="12pt" fo:font-weight="normal" officeooo:rsid="029b95c3" officeooo:paragraph-rsid="02b6ded6" style:font-size-asian="12pt" style:font-weight-asian="normal" style:font-size-complex="12pt" style:font-weight-complex="normal"/>
    </style:style>
    <style:style style:name="P82" style:family="paragraph" style:parent-style-name="Standard" style:list-style-name="L6">
      <style:text-properties fo:font-size="12pt" fo:font-weight="normal" officeooo:rsid="02a5c642" officeooo:paragraph-rsid="02b6ded6" style:font-size-asian="12pt" style:font-weight-asian="normal" style:font-size-complex="12pt" style:font-weight-complex="normal"/>
    </style:style>
    <style:style style:name="P83" style:family="paragraph" style:parent-style-name="Standard" style:list-style-name="L6">
      <style:text-properties fo:font-size="13pt" fo:font-weight="bold" officeooo:rsid="02b8a422" officeooo:paragraph-rsid="02b8a422" style:font-size-asian="13pt" style:font-weight-asian="bold" style:font-size-complex="13pt" style:font-weight-complex="bold"/>
    </style:style>
    <style:style style:name="P84" style:family="paragraph" style:parent-style-name="Standard" style:list-style-name="L6">
      <style:text-properties fo:font-size="12pt" fo:font-weight="bold" officeooo:rsid="02bbf9e8" officeooo:paragraph-rsid="02b8a422" style:font-size-asian="12pt" style:font-weight-asian="bold" style:font-size-complex="12pt" style:font-weight-complex="bold"/>
    </style:style>
    <style:style style:name="P85" style:family="paragraph" style:parent-style-name="Standard" style:list-style-name="L7">
      <style:text-properties fo:font-size="12pt" fo:font-weight="normal" officeooo:rsid="02c4418f" officeooo:paragraph-rsid="02d694a3" style:font-size-asian="12pt" style:font-weight-asian="normal" style:font-size-complex="12pt" style:font-weight-complex="normal"/>
    </style:style>
    <style:style style:name="P86" style:family="paragraph" style:parent-style-name="Standard" style:list-style-name="L7">
      <style:text-properties fo:font-size="12pt" fo:font-weight="normal" officeooo:rsid="02d8c2ef" officeooo:paragraph-rsid="02d8c2ef" style:font-size-asian="12pt" style:font-weight-asian="normal" style:font-size-complex="12pt" style:font-weight-complex="normal"/>
    </style:style>
    <style:style style:name="P87" style:family="paragraph" style:parent-style-name="Standard" style:list-style-name="L7">
      <style:text-properties fo:font-size="12pt" fo:font-weight="normal" officeooo:rsid="02c4418f" officeooo:paragraph-rsid="02c4418f" style:font-size-asian="12pt" style:font-weight-asian="normal" style:font-size-complex="12pt" style:font-weight-complex="normal"/>
    </style:style>
    <style:style style:name="P88" style:family="paragraph" style:parent-style-name="Standard" style:list-style-name="L6">
      <style:text-properties fo:font-size="12pt" fo:font-weight="bold" officeooo:rsid="02bda3cf" officeooo:paragraph-rsid="02b8a422" style:font-size-asian="12pt" style:font-weight-asian="bold" style:font-size-complex="12pt" style:font-weight-complex="bold"/>
    </style:style>
    <style:style style:name="P89" style:family="paragraph" style:parent-style-name="Standard" style:list-style-name="L8">
      <style:text-properties fo:font-size="12pt" fo:font-weight="normal" officeooo:rsid="02e3a8c6" officeooo:paragraph-rsid="02ea5bed" style:font-size-asian="12pt" style:font-weight-asian="normal" style:font-size-complex="12pt" style:font-weight-complex="normal"/>
    </style:style>
    <style:style style:name="P90" style:family="paragraph" style:parent-style-name="Standard" style:list-style-name="L8">
      <style:text-properties fo:font-size="12pt" fo:font-weight="normal" officeooo:rsid="02e5508f" officeooo:paragraph-rsid="02e8e23c" style:font-size-asian="12pt" style:font-weight-asian="normal" style:font-size-complex="12pt" style:font-weight-complex="normal"/>
    </style:style>
    <style:style style:name="P91" style:family="paragraph" style:parent-style-name="Standard" style:list-style-name="L8">
      <style:text-properties fo:font-size="12pt" fo:font-weight="normal" officeooo:rsid="02e55dc5" officeooo:paragraph-rsid="02e55dc5" style:font-size-asian="12pt" style:font-weight-asian="normal" style:font-size-complex="12pt" style:font-weight-complex="normal"/>
    </style:style>
    <style:style style:name="P92" style:family="paragraph" style:parent-style-name="Standard" style:list-style-name="L8">
      <style:text-properties fo:font-size="12pt" fo:font-weight="normal" officeooo:rsid="02edbdf2" officeooo:paragraph-rsid="02edbdf2" style:font-size-asian="12pt" style:font-weight-asian="normal" style:font-size-complex="12pt" style:font-weight-complex="normal"/>
    </style:style>
    <style:style style:name="P93" style:family="paragraph" style:parent-style-name="Standard" style:list-style-name="L8">
      <style:text-properties fo:font-size="12pt" fo:font-weight="normal" officeooo:rsid="02e7b26a" officeooo:paragraph-rsid="02eead51" style:font-size-asian="12pt" style:font-weight-asian="normal" style:font-size-complex="12pt" style:font-weight-complex="normal"/>
    </style:style>
    <style:style style:name="P94" style:family="paragraph" style:parent-style-name="Standard">
      <style:text-properties fo:font-size="12pt" fo:font-weight="bold" officeooo:rsid="02bda3cf" officeooo:paragraph-rsid="02b8a422" style:font-size-asian="12pt" style:font-weight-asian="bold" style:font-size-complex="12pt" style:font-weight-complex="bold"/>
    </style:style>
    <style:style style:name="P95"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96" style:family="paragraph" style:parent-style-name="Standard">
      <style:text-properties fo:font-size="12pt" fo:font-weight="normal" officeooo:rsid="01a49d51" officeooo:paragraph-rsid="01bc4345" style:font-size-asian="12pt" style:font-weight-asian="normal" style:font-size-complex="12pt" style:font-weight-complex="normal"/>
    </style:style>
    <style:style style:name="P97"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98" style:family="paragraph" style:parent-style-name="Standard">
      <style:text-properties officeooo:paragraph-rsid="01a49d51"/>
    </style:style>
    <style:style style:name="P99" style:family="paragraph" style:parent-style-name="Standard">
      <style:text-properties fo:font-size="16pt" style:text-underline-style="solid" style:text-underline-width="auto" style:text-underline-color="font-color" fo:font-weight="bold" officeooo:rsid="001756f7" officeooo:paragraph-rsid="001756f7" style:font-size-asian="14pt" style:font-weight-asian="bold" style:font-size-complex="16pt" style:font-weight-complex="bold"/>
    </style:style>
    <style:style style:name="P100"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101" style:family="paragraph" style:parent-style-name="Text_20_body">
      <style:paragraph-properties fo:text-align="start" style:justify-single-word="false"/>
      <style:text-properties officeooo:paragraph-rsid="001756f7"/>
    </style:style>
    <style:style style:name="P102" style:family="paragraph" style:parent-style-name="Text_20_body">
      <style:text-properties officeooo:rsid="02e82a24" officeooo:paragraph-rsid="001756f7" style:font-size-asian="12pt"/>
    </style:style>
    <style:style style:name="P103"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104"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105" style:family="paragraph" style:parent-style-name="Text_20_body">
      <style:paragraph-properties fo:text-align="start" style:justify-single-word="false"/>
      <style:text-properties fo:font-size="12pt" fo:font-weight="bold" officeooo:rsid="01e6cb24" officeooo:paragraph-rsid="01e6cb24" style:font-size-asian="12pt" style:font-weight-asian="bold" style:font-size-complex="12pt" style:font-weight-complex="bold"/>
    </style:style>
    <style:style style:name="P106"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107"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108"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109"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110" style:family="paragraph" style:parent-style-name="Text_20_body">
      <style:text-properties officeooo:rsid="02e82a24" officeooo:paragraph-rsid="00bb0ca2" style:font-size-asian="12pt"/>
    </style:style>
    <style:style style:name="P111" style:family="paragraph" style:parent-style-name="Text_20_body">
      <style:text-properties fo:font-weight="bold" officeooo:rsid="0264fa82" officeooo:paragraph-rsid="0264fa82" style:font-size-asian="12pt" style:font-weight-asian="bold" style:font-weight-complex="bold"/>
    </style:style>
    <style:style style:name="P112" style:family="paragraph" style:parent-style-name="Text_20_body">
      <style:text-properties fo:font-weight="bold" officeooo:rsid="0283391a" officeooo:paragraph-rsid="0283391a" style:font-size-asian="12pt" style:font-weight-asian="bold" style:font-weight-complex="bold"/>
    </style:style>
    <style:style style:name="P113" style:family="paragraph" style:parent-style-name="Text_20_body">
      <style:text-properties fo:font-style="normal" fo:font-weight="bold" officeooo:rsid="02d25df4" officeooo:paragraph-rsid="02d25df4" style:font-size-asian="12pt" style:font-style-asian="normal" style:font-weight-asian="bold" style:font-style-complex="normal" style:font-weight-complex="bold"/>
    </style:style>
    <style:style style:name="P114"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115"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116"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117"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118"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119"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120"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121"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122"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123"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124"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P125" style:family="paragraph" style:parent-style-name="Standard">
      <style:text-properties fo:font-size="13pt" fo:font-style="normal" fo:font-weight="normal" officeooo:rsid="01c21af7" officeooo:paragraph-rsid="01c21af7" style:font-size-asian="11.3500003814697pt" style:font-style-asian="normal" style:font-weight-asian="normal" style:font-size-complex="13pt" style:font-style-complex="normal" style:font-weight-complex="normal"/>
    </style:style>
    <style:style style:name="P126" style:family="paragraph" style:parent-style-name="Standard">
      <style:text-properties fo:font-size="13pt" fo:font-style="normal" fo:font-weight="bold" officeooo:rsid="01dd07a3" officeooo:paragraph-rsid="01dd07a3" style:font-size-asian="11.3500003814697pt" style:font-style-asian="normal" style:font-weight-asian="bold" style:font-size-complex="13pt" style:font-style-complex="normal" style:font-weight-complex="bold"/>
    </style:style>
    <style:style style:name="P127" style:family="paragraph" style:parent-style-name="Standard">
      <style:text-properties fo:font-size="13pt" fo:font-style="normal" fo:font-weight="normal" officeooo:rsid="01dd07a3" officeooo:paragraph-rsid="01dd07a3" style:font-size-asian="11.3500003814697pt" style:font-style-asian="normal" style:font-weight-asian="normal" style:font-size-complex="13pt" style:font-style-complex="normal" style:font-weight-complex="normal"/>
    </style:style>
    <style:style style:name="P128" style:family="paragraph" style:parent-style-name="Standard">
      <style:text-properties fo:font-size="13pt" fo:font-style="normal" fo:font-weight="normal" officeooo:rsid="01ea20a4" officeooo:paragraph-rsid="01ea20a4" style:font-size-asian="11.3500003814697pt" style:font-style-asian="normal" style:font-weight-asian="normal" style:font-size-complex="13pt" style:font-style-complex="normal" style:font-weight-complex="normal"/>
    </style:style>
    <style:style style:name="P129" style:family="paragraph" style:parent-style-name="Standard">
      <style:text-properties fo:font-size="13pt" fo:font-style="italic" fo:font-weight="normal" officeooo:rsid="01ea20a4" officeooo:paragraph-rsid="01ea20a4" style:font-size-asian="11.3500003814697pt" style:font-style-asian="italic" style:font-weight-asian="normal" style:font-size-complex="13pt" style:font-style-complex="italic" style:font-weight-complex="normal"/>
    </style:style>
    <style:style style:name="P130" style:family="paragraph" style:parent-style-name="Standard">
      <style:text-properties fo:font-size="13pt" fo:font-style="normal" fo:font-weight="bold" officeooo:rsid="01f6b79a" officeooo:paragraph-rsid="01f6b79a" style:font-size-asian="11.3500003814697pt" style:font-style-asian="normal" style:font-weight-asian="bold" style:font-size-complex="13pt" style:font-style-complex="normal" style:font-weight-complex="bold"/>
    </style:style>
    <style:style style:name="P131" style:family="paragraph" style:parent-style-name="Standard">
      <style:text-properties fo:font-size="13pt" fo:font-style="normal" fo:font-weight="normal" officeooo:rsid="01f6b79a" officeooo:paragraph-rsid="01f6b79a" style:font-size-asian="11.3500003814697pt" style:font-style-asian="normal" style:font-weight-asian="normal" style:font-size-complex="13pt" style:font-style-complex="normal" style:font-weight-complex="normal"/>
    </style:style>
    <style:style style:name="P132" style:family="paragraph" style:parent-style-name="Standard">
      <style:text-properties fo:font-size="13pt" fo:font-style="normal" fo:font-weight="bold" officeooo:rsid="0206a04c" officeooo:paragraph-rsid="020764ba" style:font-size-asian="11.3500003814697pt" style:font-style-asian="normal" style:font-weight-asian="bold" style:font-size-complex="13pt" style:font-style-complex="normal" style:font-weight-complex="bold"/>
    </style:style>
    <style:style style:name="P133" style:family="paragraph" style:parent-style-name="Standard">
      <style:text-properties fo:font-size="13pt" fo:font-style="normal" fo:font-weight="normal" officeooo:rsid="0206a04c" officeooo:paragraph-rsid="020764ba" style:font-size-asian="11.3500003814697pt" style:font-style-asian="normal" style:font-weight-asian="normal" style:font-size-complex="13pt" style:font-style-complex="normal" style:font-weight-complex="normal"/>
    </style:style>
    <style:style style:name="P134" style:family="paragraph" style:parent-style-name="Standard">
      <style:text-properties fo:font-size="13pt" fo:font-style="normal" fo:font-weight="bold" officeooo:rsid="020ac8f5" officeooo:paragraph-rsid="020ac8f5" style:font-size-asian="11.3500003814697pt" style:font-style-asian="normal" style:font-weight-asian="bold" style:font-size-complex="13pt" style:font-style-complex="normal"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fo:font-style="italic" officeooo:rsid="01bee39e" style:font-size-asian="12pt" style:font-style-asian="italic" style:font-style-complex="italic"/>
    </style:style>
    <style:style style:name="T6" style:family="text">
      <style:text-properties fo:font-style="italic" officeooo:rsid="01de4cea" style:font-style-asian="italic" style:font-style-complex="italic"/>
    </style:style>
    <style:style style:name="T7" style:family="text">
      <style:text-properties fo:font-style="italic" officeooo:rsid="01e3a981" style:font-style-asian="italic" style:font-style-complex="italic"/>
    </style:style>
    <style:style style:name="T8" style:family="text">
      <style:text-properties fo:font-style="italic" officeooo:rsid="01de4cea" style:font-size-asian="12pt" style:font-style-asian="italic" style:font-style-complex="italic"/>
    </style:style>
    <style:style style:name="T9" style:family="text">
      <style:text-properties fo:font-style="normal" style:font-size-asian="12pt" style:font-style-asian="normal" style:font-style-complex="normal"/>
    </style:style>
    <style:style style:name="T10" style:family="text">
      <style:text-properties fo:font-style="italic" officeooo:rsid="0226d22f" style:font-size-asian="12pt" style:font-style-asian="italic" style:font-style-complex="italic"/>
    </style:style>
    <style:style style:name="T11" style:family="text">
      <style:text-properties fo:font-style="italic" officeooo:rsid="01e6cb24" style:font-size-asian="12pt" style:font-style-asian="italic" style:font-style-complex="italic"/>
    </style:style>
    <style:style style:name="T12" style:family="text">
      <style:text-properties fo:font-style="italic" fo:font-weight="bold" officeooo:rsid="01e6cb24" style:font-size-asian="12pt" style:font-style-asian="italic" style:font-weight-asian="bold" style:font-style-complex="italic" style:font-weight-complex="bold"/>
    </style:style>
    <style:style style:name="T13" style:family="text">
      <style:text-properties fo:font-style="normal" officeooo:rsid="0226d22f" style:font-size-asian="12pt" style:font-style-asian="normal" style:font-style-complex="normal"/>
    </style:style>
    <style:style style:name="T14" style:family="text">
      <style:text-properties fo:font-style="normal" officeooo:rsid="02288be6" style:font-size-asian="12pt" style:font-style-asian="normal" style:font-style-complex="normal"/>
    </style:style>
    <style:style style:name="T15" style:family="text">
      <style:text-properties fo:font-style="normal" officeooo:rsid="022a167e" style:font-size-asian="12pt" style:font-style-asian="normal" style:font-style-complex="normal"/>
    </style:style>
    <style:style style:name="T16" style:family="text">
      <style:text-properties fo:font-style="normal" officeooo:rsid="022b5362" style:font-size-asian="12pt" style:font-style-asian="normal" style:font-style-complex="normal"/>
    </style:style>
    <style:style style:name="T17" style:family="text">
      <style:text-properties fo:font-style="normal" officeooo:rsid="022a31de" style:font-size-asian="12pt" style:font-style-asian="normal" style:font-style-complex="normal"/>
    </style:style>
    <style:style style:name="T18" style:family="text">
      <style:text-properties officeooo:rsid="0014f5d9"/>
    </style:style>
    <style:style style:name="T19" style:family="text">
      <style:text-properties officeooo:rsid="02f2dcbe"/>
    </style:style>
    <style:style style:name="T20" style:family="text">
      <style:text-properties officeooo:rsid="02f2f8be"/>
    </style:style>
    <style:style style:name="T21" style:family="text">
      <style:text-properties officeooo:rsid="02fd02bf"/>
    </style:style>
    <style:style style:name="T22" style:family="text">
      <style:text-properties officeooo:rsid="0301100e"/>
    </style:style>
    <style:style style:name="T23" style:family="text">
      <style:text-properties officeooo:rsid="0306ebdc"/>
    </style:style>
    <style:style style:name="T24" style:family="text">
      <style:text-properties officeooo:rsid="0302cad0"/>
    </style:style>
    <style:style style:name="T25" style:family="text">
      <style:text-properties officeooo:rsid="02f4d2f4"/>
    </style:style>
    <style:style style:name="T26" style:family="text">
      <style:text-properties officeooo:rsid="03073791"/>
    </style:style>
    <style:style style:name="T27" style:family="text">
      <style:text-properties officeooo:rsid="03098871"/>
    </style:style>
    <style:style style:name="T28" style:family="text">
      <style:text-properties officeooo:rsid="030b6822"/>
    </style:style>
    <style:style style:name="T29" style:family="text">
      <style:text-properties officeooo:rsid="009794e2"/>
    </style:style>
    <style:style style:name="T30" style:family="text">
      <style:text-properties officeooo:rsid="009943fb"/>
    </style:style>
    <style:style style:name="T31" style:family="text">
      <style:text-properties officeooo:rsid="009b1bdb"/>
    </style:style>
    <style:style style:name="T32" style:family="text">
      <style:text-properties officeooo:rsid="00548123"/>
    </style:style>
    <style:style style:name="T33" style:family="text">
      <style:text-properties fo:font-style="italic" officeooo:rsid="005ea85c" style:font-style-asian="italic" style:font-style-complex="italic"/>
    </style:style>
    <style:style style:name="T34" style:family="text">
      <style:text-properties fo:font-style="italic" officeooo:rsid="005c44cd" style:font-style-asian="italic" style:font-style-complex="italic"/>
    </style:style>
    <style:style style:name="T35" style:family="text">
      <style:text-properties fo:font-style="italic" fo:font-weight="bold" officeooo:rsid="005c44cd" style:font-style-asian="italic" style:font-weight-asian="bold" style:font-style-complex="italic" style:font-weight-complex="bold"/>
    </style:style>
    <style:style style:name="T36" style:family="text">
      <style:text-properties fo:font-style="italic" officeooo:rsid="00648391" style:font-style-asian="italic" style:font-style-complex="italic"/>
    </style:style>
    <style:style style:name="T37" style:family="text">
      <style:text-properties fo:font-style="italic" officeooo:rsid="006239c3" style:font-style-asian="italic" style:font-style-complex="italic"/>
    </style:style>
    <style:style style:name="T38" style:family="text">
      <style:text-properties fo:font-style="italic" fo:font-weight="bold" officeooo:rsid="006239c3" style:font-style-asian="italic" style:font-weight-asian="bold" style:font-style-complex="italic" style:font-weight-complex="bold"/>
    </style:style>
    <style:style style:name="T39" style:family="text">
      <style:text-properties officeooo:rsid="004ec518"/>
    </style:style>
    <style:style style:name="T40" style:family="text">
      <style:text-properties officeooo:rsid="0058e060"/>
    </style:style>
    <style:style style:name="T41" style:family="text">
      <style:text-properties fo:font-style="italic" officeooo:rsid="0058e060" style:font-style-asian="italic" style:font-style-complex="italic"/>
    </style:style>
    <style:style style:name="T42" style:family="text">
      <style:text-properties fo:font-style="italic" officeooo:rsid="0056f04e" style:font-style-asian="italic" style:font-style-complex="italic"/>
    </style:style>
    <style:style style:name="T43" style:family="text">
      <style:text-properties fo:font-style="italic" officeooo:rsid="004ec518" style:font-style-asian="italic" style:font-style-complex="italic"/>
    </style:style>
    <style:style style:name="T44" style:family="text">
      <style:text-properties officeooo:rsid="004ff14a"/>
    </style:style>
    <style:style style:name="T45" style:family="text">
      <style:text-properties officeooo:rsid="00429d15"/>
    </style:style>
    <style:style style:name="T46" style:family="text">
      <style:text-properties fo:font-style="italic" officeooo:rsid="00698bab" style:font-style-asian="italic" style:font-style-complex="italic"/>
    </style:style>
    <style:style style:name="T47" style:family="text">
      <style:text-properties fo:font-style="italic" officeooo:rsid="00675424" style:font-style-asian="italic" style:font-style-complex="italic"/>
    </style:style>
    <style:style style:name="T48" style:family="text">
      <style:text-properties officeooo:rsid="00441d00"/>
    </style:style>
    <style:style style:name="T49" style:family="text">
      <style:text-properties officeooo:rsid="006752f7"/>
    </style:style>
    <style:style style:name="T50" style:family="text">
      <style:text-properties officeooo:rsid="0047d7ac"/>
    </style:style>
    <style:style style:name="T51" style:family="text">
      <style:text-properties fo:font-style="italic" officeooo:rsid="0047d7ac" style:font-style-asian="italic" style:font-style-complex="italic"/>
    </style:style>
    <style:style style:name="T52" style:family="text">
      <style:text-properties officeooo:rsid="004a748d"/>
    </style:style>
    <style:style style:name="T53" style:family="text">
      <style:text-properties officeooo:rsid="004d0f9d"/>
    </style:style>
    <style:style style:name="T54" style:family="text">
      <style:text-properties officeooo:rsid="004ed897"/>
    </style:style>
    <style:style style:name="T55" style:family="text">
      <style:text-properties officeooo:rsid="006dd8c6"/>
    </style:style>
    <style:style style:name="T56" style:family="text">
      <style:text-properties officeooo:rsid="00566019"/>
    </style:style>
    <style:style style:name="T57" style:family="text">
      <style:text-properties officeooo:rsid="006fd21e"/>
    </style:style>
    <style:style style:name="T58" style:family="text">
      <style:text-properties officeooo:rsid="00161290"/>
    </style:style>
    <style:style style:name="T59" style:family="text">
      <style:text-properties officeooo:rsid="00a10cf9"/>
    </style:style>
    <style:style style:name="T60" style:family="text">
      <style:text-properties officeooo:rsid="011c7dfe"/>
    </style:style>
    <style:style style:name="T61" style:family="text">
      <style:text-properties officeooo:rsid="017176e6"/>
    </style:style>
    <style:style style:name="T62" style:family="text">
      <style:text-properties officeooo:rsid="01766083"/>
    </style:style>
    <style:style style:name="T63" style:family="text">
      <style:text-properties officeooo:rsid="0180d41a"/>
    </style:style>
    <style:style style:name="T64" style:family="text">
      <style:text-properties officeooo:rsid="012585c0"/>
    </style:style>
    <style:style style:name="T65" style:family="text">
      <style:text-properties officeooo:rsid="01291c48"/>
    </style:style>
    <style:style style:name="T66" style:family="text">
      <style:text-properties fo:font-style="italic" officeooo:rsid="0126ca2f" style:font-style-asian="italic" style:font-style-complex="italic"/>
    </style:style>
    <style:style style:name="T67" style:family="text">
      <style:text-properties officeooo:rsid="0126ca2f"/>
    </style:style>
    <style:style style:name="T68" style:family="text">
      <style:text-properties officeooo:rsid="012c70f9"/>
    </style:style>
    <style:style style:name="T69" style:family="text">
      <style:text-properties officeooo:rsid="012fe788"/>
    </style:style>
    <style:style style:name="T70" style:family="text">
      <style:text-properties officeooo:rsid="012fbf50"/>
    </style:style>
    <style:style style:name="T71" style:family="text">
      <style:text-properties fo:font-style="italic" officeooo:rsid="012fbf50" style:font-style-asian="italic" style:font-style-complex="italic"/>
    </style:style>
    <style:style style:name="T72" style:family="text">
      <style:text-properties officeooo:rsid="01379188"/>
    </style:style>
    <style:style style:name="T73" style:family="text">
      <style:text-properties officeooo:rsid="01397764"/>
    </style:style>
    <style:style style:name="T74" style:family="text">
      <style:text-properties officeooo:rsid="01416b85"/>
    </style:style>
    <style:style style:name="T75" style:family="text">
      <style:text-properties fo:font-style="italic" officeooo:rsid="01379188" style:font-style-asian="italic" style:font-style-complex="italic"/>
    </style:style>
    <style:style style:name="T76" style:family="text">
      <style:text-properties officeooo:rsid="013a7351"/>
    </style:style>
    <style:style style:name="T77" style:family="text">
      <style:text-properties officeooo:rsid="013c0b10"/>
    </style:style>
    <style:style style:name="T78" style:family="text">
      <style:text-properties officeooo:rsid="0143986e"/>
    </style:style>
    <style:style style:name="T79" style:family="text">
      <style:text-properties officeooo:rsid="0143dc90"/>
    </style:style>
    <style:style style:name="T80" style:family="text">
      <style:text-properties fo:font-style="italic" officeooo:rsid="013a7351" style:font-style-asian="italic" style:font-style-complex="italic"/>
    </style:style>
    <style:style style:name="T81" style:family="text">
      <style:text-properties fo:font-style="italic" officeooo:rsid="01473d7b" style:font-style-asian="italic" style:font-style-complex="italic"/>
    </style:style>
    <style:style style:name="T82" style:family="text">
      <style:text-properties fo:font-style="normal" officeooo:rsid="013d9a4e" style:font-style-asian="normal" style:font-style-complex="normal"/>
    </style:style>
    <style:style style:name="T83" style:family="text">
      <style:text-properties fo:font-style="italic" officeooo:rsid="013d9a4e" style:font-style-asian="italic" style:font-style-complex="italic"/>
    </style:style>
    <style:style style:name="T84" style:family="text">
      <style:text-properties fo:font-style="italic" officeooo:rsid="0145b755" style:font-style-asian="italic" style:font-style-complex="italic"/>
    </style:style>
    <style:style style:name="T85" style:family="text">
      <style:text-properties officeooo:rsid="0182cdbf"/>
    </style:style>
    <style:style style:name="T86" style:family="text">
      <style:text-properties officeooo:rsid="01598063"/>
    </style:style>
    <style:style style:name="T87" style:family="text">
      <style:text-properties officeooo:rsid="0182c432"/>
    </style:style>
    <style:style style:name="T88" style:family="text">
      <style:text-properties officeooo:rsid="01176440"/>
    </style:style>
    <style:style style:name="T89" style:family="text">
      <style:text-properties officeooo:rsid="00aafeaa"/>
    </style:style>
    <style:style style:name="T90" style:family="text">
      <style:text-properties fo:font-style="italic" officeooo:rsid="00aafeaa" style:font-style-asian="italic" style:font-style-complex="italic"/>
    </style:style>
    <style:style style:name="T91" style:family="text">
      <style:text-properties fo:font-style="italic" officeooo:rsid="00a94e53" style:font-style-asian="italic" style:font-style-complex="italic"/>
    </style:style>
    <style:style style:name="T92" style:family="text">
      <style:text-properties officeooo:rsid="00a41b4b"/>
    </style:style>
    <style:style style:name="T93" style:family="text">
      <style:text-properties officeooo:rsid="00afc91b"/>
    </style:style>
    <style:style style:name="T94" style:family="text">
      <style:text-properties officeooo:rsid="00b6670c"/>
    </style:style>
    <style:style style:name="T95" style:family="text">
      <style:text-properties officeooo:rsid="00b42c09"/>
    </style:style>
    <style:style style:name="T96" style:family="text">
      <style:text-properties fo:font-style="italic" officeooo:rsid="00b42c09" style:font-style-asian="italic" style:font-style-complex="italic"/>
    </style:style>
    <style:style style:name="T97" style:family="text">
      <style:text-properties fo:font-style="normal" officeooo:rsid="00b7be61" style:font-style-asian="normal" style:font-style-complex="normal"/>
    </style:style>
    <style:style style:name="T98" style:family="text">
      <style:text-properties fo:font-style="normal" officeooo:rsid="00b96520" style:font-style-asian="normal" style:font-style-complex="normal"/>
    </style:style>
    <style:style style:name="T99" style:family="text">
      <style:text-properties fo:font-style="normal" officeooo:rsid="00be7762" style:font-style-asian="normal" style:font-style-complex="normal"/>
    </style:style>
    <style:style style:name="T100" style:family="text">
      <style:text-properties fo:font-style="italic" officeooo:rsid="00be7762" style:font-style-asian="italic" style:font-style-complex="italic"/>
    </style:style>
    <style:style style:name="T101" style:family="text">
      <style:text-properties fo:font-style="italic" fo:font-weight="normal" officeooo:rsid="02e82a24" style:font-style-asian="italic" style:font-weight-asian="normal" style:font-style-complex="italic" style:font-weight-complex="normal"/>
    </style:style>
    <style:style style:name="T102" style:family="text">
      <style:text-properties fo:font-style="italic" officeooo:rsid="02e82a24" style:font-style-asian="italic" style:font-style-complex="italic"/>
    </style:style>
    <style:style style:name="T103" style:family="text">
      <style:text-properties fo:font-style="italic" officeooo:rsid="00bb3130" style:font-style-asian="italic" style:font-style-complex="italic"/>
    </style:style>
    <style:style style:name="T104" style:family="text">
      <style:text-properties officeooo:rsid="011eca85"/>
    </style:style>
    <style:style style:name="T105" style:family="text">
      <style:text-properties officeooo:rsid="00a491f2"/>
    </style:style>
    <style:style style:name="T106" style:family="text">
      <style:text-properties officeooo:rsid="01181573"/>
    </style:style>
    <style:style style:name="T107" style:family="text">
      <style:text-properties officeooo:rsid="01238a23"/>
    </style:style>
    <style:style style:name="T108" style:family="text">
      <style:text-properties officeooo:rsid="00d54cc6"/>
    </style:style>
    <style:style style:name="T109" style:family="text">
      <style:text-properties officeooo:rsid="016a5dd3"/>
    </style:style>
    <style:style style:name="T110" style:family="text">
      <style:text-properties officeooo:rsid="015dcead"/>
    </style:style>
    <style:style style:name="T111" style:family="text">
      <style:text-properties officeooo:rsid="015c43d4"/>
    </style:style>
    <style:style style:name="T112" style:family="text">
      <style:text-properties officeooo:rsid="018559e3"/>
    </style:style>
    <style:style style:name="T113" style:family="text">
      <style:text-properties officeooo:rsid="018796e8"/>
    </style:style>
    <style:style style:name="T114" style:family="text">
      <style:text-properties officeooo:rsid="018a41e4"/>
    </style:style>
    <style:style style:name="T115" style:family="text">
      <style:text-properties officeooo:rsid="015ec1f4"/>
    </style:style>
    <style:style style:name="T116" style:family="text">
      <style:text-properties officeooo:rsid="01779885"/>
    </style:style>
    <style:style style:name="T117" style:family="text">
      <style:text-properties officeooo:rsid="0199bbd4"/>
    </style:style>
    <style:style style:name="T118" style:family="text">
      <style:text-properties style:text-position="super 58%" officeooo:rsid="0199bbd4"/>
    </style:style>
    <style:style style:name="T119" style:family="text">
      <style:text-properties officeooo:rsid="019b15fb"/>
    </style:style>
    <style:style style:name="T120" style:family="text">
      <style:text-properties officeooo:rsid="017e099a"/>
    </style:style>
    <style:style style:name="T121" style:family="text">
      <style:text-properties officeooo:rsid="01605e78"/>
    </style:style>
    <style:style style:name="T122" style:family="text">
      <style:text-properties officeooo:rsid="016cc309"/>
    </style:style>
    <style:style style:name="T123" style:family="text">
      <style:text-properties officeooo:rsid="018bb5c3"/>
    </style:style>
    <style:style style:name="T124" style:family="text">
      <style:text-properties officeooo:rsid="018cbb79"/>
    </style:style>
    <style:style style:name="T125" style:family="text">
      <style:text-properties officeooo:rsid="018fd19b"/>
    </style:style>
    <style:style style:name="T126" style:family="text">
      <style:text-properties officeooo:rsid="0190b7c6"/>
    </style:style>
    <style:style style:name="T127" style:family="text">
      <style:text-properties officeooo:rsid="0191ee3f"/>
    </style:style>
    <style:style style:name="T128" style:family="text">
      <style:text-properties officeooo:rsid="0194d572"/>
    </style:style>
    <style:style style:name="T129" style:family="text">
      <style:text-properties officeooo:rsid="0198c05a"/>
    </style:style>
    <style:style style:name="T130" style:family="text">
      <style:text-properties officeooo:rsid="0194da3a"/>
    </style:style>
    <style:style style:name="T131" style:family="text">
      <style:text-properties officeooo:rsid="016e1188"/>
    </style:style>
    <style:style style:name="T132" style:family="text">
      <style:text-properties officeooo:rsid="016f66e9"/>
    </style:style>
    <style:style style:name="T133" style:family="text">
      <style:text-properties officeooo:rsid="017f9f98"/>
    </style:style>
    <style:style style:name="T134" style:family="text">
      <style:text-properties officeooo:rsid="019eae09"/>
    </style:style>
    <style:style style:name="T135" style:family="text">
      <style:text-properties officeooo:rsid="01d3a713"/>
    </style:style>
    <style:style style:name="T136" style:family="text">
      <style:text-properties officeooo:rsid="01a48b7c"/>
    </style:style>
    <style:style style:name="T137" style:family="text">
      <style:text-properties officeooo:rsid="01bd2fff"/>
    </style:style>
    <style:style style:name="T138" style:family="text">
      <style:text-properties officeooo:rsid="01bee39e"/>
    </style:style>
    <style:style style:name="T139" style:family="text">
      <style:text-properties officeooo:rsid="01c51061"/>
    </style:style>
    <style:style style:name="T140" style:family="text">
      <style:text-properties fo:font-style="italic" officeooo:rsid="01c26cd7" style:font-style-asian="italic" style:font-style-complex="italic"/>
    </style:style>
    <style:style style:name="T141" style:family="text">
      <style:text-properties fo:font-style="italic" officeooo:rsid="01c21af7" style:font-style-asian="italic" style:font-style-complex="italic"/>
    </style:style>
    <style:style style:name="T142" style:family="text">
      <style:text-properties officeooo:rsid="01cacbe0"/>
    </style:style>
    <style:style style:name="T143" style:family="text">
      <style:text-properties officeooo:rsid="021abad6"/>
    </style:style>
    <style:style style:name="T144" style:family="text">
      <style:text-properties officeooo:rsid="02228266"/>
    </style:style>
    <style:style style:name="T145" style:family="text">
      <style:text-properties officeooo:rsid="01c64013"/>
    </style:style>
    <style:style style:name="T146" style:family="text">
      <style:text-properties officeooo:rsid="01ca5900"/>
    </style:style>
    <style:style style:name="T147" style:family="text">
      <style:text-properties officeooo:rsid="01f9ced3"/>
    </style:style>
    <style:style style:name="T148" style:family="text">
      <style:text-properties officeooo:rsid="01c8ba2d"/>
    </style:style>
    <style:style style:name="T149" style:family="text">
      <style:text-properties officeooo:rsid="02023cdb"/>
    </style:style>
    <style:style style:name="T150" style:family="text">
      <style:text-properties fo:font-style="italic" officeooo:rsid="01cacbe0" style:font-style-asian="italic" style:font-style-complex="italic"/>
    </style:style>
    <style:style style:name="T151" style:family="text">
      <style:text-properties fo:font-style="italic" officeooo:rsid="01f8b30c" style:font-style-asian="italic" style:font-style-complex="italic"/>
    </style:style>
    <style:style style:name="T152" style:family="text">
      <style:text-properties fo:font-style="italic" officeooo:rsid="01f6b79a" style:font-style-asian="italic" style:font-style-complex="italic"/>
    </style:style>
    <style:style style:name="T153" style:family="text">
      <style:text-properties fo:font-style="italic" fo:font-weight="bold" officeooo:rsid="01f6b79a" style:font-style-asian="italic" style:font-weight-asian="bold" style:font-style-complex="italic" style:font-weight-complex="bold"/>
    </style:style>
    <style:style style:name="T154" style:family="text">
      <style:text-properties officeooo:rsid="01f8b30c"/>
    </style:style>
    <style:style style:name="T155" style:family="text">
      <style:text-properties officeooo:rsid="0220da76"/>
    </style:style>
    <style:style style:name="T156" style:family="text">
      <style:text-properties officeooo:rsid="022329e7"/>
    </style:style>
    <style:style style:name="T157" style:family="text">
      <style:text-properties officeooo:rsid="01cc0b61"/>
    </style:style>
    <style:style style:name="T158" style:family="text">
      <style:text-properties officeooo:rsid="01efd146"/>
    </style:style>
    <style:style style:name="T159" style:family="text">
      <style:text-properties officeooo:rsid="01f08fe1"/>
    </style:style>
    <style:style style:name="T160" style:family="text">
      <style:text-properties fo:font-style="italic" officeooo:rsid="01ee78d3" style:font-style-asian="italic" style:font-style-complex="italic"/>
    </style:style>
    <style:style style:name="T161" style:family="text">
      <style:text-properties fo:font-style="italic" officeooo:rsid="021ae482" style:font-style-asian="italic" style:font-style-complex="italic"/>
    </style:style>
    <style:style style:name="T162" style:family="text">
      <style:text-properties officeooo:rsid="020ac8f5"/>
    </style:style>
    <style:style style:name="T163" style:family="text">
      <style:text-properties fo:font-style="italic" officeooo:rsid="020f94cd" style:font-style-asian="italic" style:font-style-complex="italic"/>
    </style:style>
    <style:style style:name="T164" style:family="text">
      <style:text-properties fo:font-style="italic" officeooo:rsid="020ac8f5" style:font-style-asian="italic" style:font-style-complex="italic"/>
    </style:style>
    <style:style style:name="T165" style:family="text">
      <style:text-properties fo:font-style="italic" fo:font-weight="bold" officeooo:rsid="020ac8f5" style:font-style-asian="italic" style:font-weight-asian="bold" style:font-style-complex="italic" style:font-weight-complex="bold"/>
    </style:style>
    <style:style style:name="T166" style:family="text">
      <style:text-properties fo:font-style="normal" officeooo:rsid="027affc8" style:font-style-asian="normal" style:font-style-complex="normal"/>
    </style:style>
    <style:style style:name="T167" style:family="text">
      <style:text-properties fo:font-size="12pt" fo:font-weight="normal" officeooo:rsid="01d3a713" style:font-size-asian="12pt" style:font-weight-asian="normal" style:font-size-complex="12pt" style:font-weight-complex="normal"/>
    </style:style>
    <style:style style:name="T168" style:family="text">
      <style:text-properties fo:font-size="12pt" fo:font-weight="normal" officeooo:rsid="01d4f771" style:font-size-asian="12pt" style:font-weight-asian="normal" style:font-size-complex="12pt" style:font-weight-complex="normal"/>
    </style:style>
    <style:style style:name="T169" style:family="text">
      <style:text-properties fo:font-size="12pt" fo:font-weight="normal" officeooo:rsid="02256eab" style:font-size-asian="12pt" style:font-weight-asian="normal" style:font-size-complex="12pt" style:font-weight-complex="normal"/>
    </style:style>
    <style:style style:name="T170" style:family="text">
      <style:text-properties fo:font-size="12pt" fo:font-weight="normal" officeooo:rsid="01d5bd39" style:font-size-asian="12pt" style:font-weight-asian="normal" style:font-size-complex="12pt" style:font-weight-complex="normal"/>
    </style:style>
    <style:style style:name="T171" style:family="text">
      <style:text-properties fo:font-size="12pt" fo:font-weight="normal" officeooo:rsid="01d7ba92" style:font-size-asian="12pt" style:font-weight-asian="normal" style:font-size-complex="12pt" style:font-weight-complex="normal"/>
    </style:style>
    <style:style style:name="T172" style:family="text">
      <style:text-properties fo:font-size="12pt" fo:font-weight="normal" officeooo:rsid="01d9172e" style:font-size-asian="12pt" style:font-weight-asian="normal" style:font-size-complex="12pt" style:font-weight-complex="normal"/>
    </style:style>
    <style:style style:name="T173" style:family="text">
      <style:text-properties fo:font-size="12pt" fo:font-weight="normal" officeooo:rsid="022cae13" style:font-size-asian="12pt" style:font-weight-asian="normal" style:font-size-complex="12pt" style:font-weight-complex="normal"/>
    </style:style>
    <style:style style:name="T174" style:family="text">
      <style:text-properties fo:font-size="12pt" fo:font-weight="normal" officeooo:rsid="022e0a9f" style:font-size-asian="12pt" style:font-weight-asian="normal" style:font-size-complex="12pt" style:font-weight-complex="normal"/>
    </style:style>
    <style:style style:name="T175" style:family="text">
      <style:text-properties fo:font-size="12pt" fo:font-weight="normal" officeooo:rsid="02777a4c" style:font-size-asian="12pt" style:font-weight-asian="normal" style:font-size-complex="12pt" style:font-weight-complex="normal"/>
    </style:style>
    <style:style style:name="T176" style:family="text">
      <style:text-properties fo:font-size="12pt" fo:font-style="italic" fo:font-weight="normal" officeooo:rsid="0226d22f" style:font-size-asian="12pt" style:font-style-asian="italic" style:font-weight-asian="normal" style:font-size-complex="12pt" style:font-style-complex="italic" style:font-weight-complex="normal"/>
    </style:style>
    <style:style style:name="T177" style:family="text">
      <style:text-properties fo:font-size="12pt" fo:font-style="italic" fo:font-weight="normal" officeooo:rsid="01e6cb24" style:font-size-asian="12pt" style:font-style-asian="italic" style:font-weight-asian="normal" style:font-size-complex="12pt" style:font-style-complex="italic" style:font-weight-complex="normal"/>
    </style:style>
    <style:style style:name="T178" style:family="text">
      <style:text-properties fo:font-size="12pt" fo:font-style="italic" fo:font-weight="bold" officeooo:rsid="01e6cb24" style:font-size-asian="12pt" style:font-style-asian="italic" style:font-weight-asian="bold" style:font-size-complex="12pt" style:font-style-complex="italic" style:font-weight-complex="bold"/>
    </style:style>
    <style:style style:name="T179" style:family="text">
      <style:text-properties fo:font-size="12pt" fo:font-style="italic" fo:font-weight="normal" officeooo:rsid="022cc141" style:font-size-asian="12pt" style:font-style-asian="italic" style:font-weight-asian="normal" style:font-size-complex="12pt" style:font-style-complex="italic" style:font-weight-complex="normal"/>
    </style:style>
    <style:style style:name="T180" style:family="text">
      <style:text-properties fo:font-size="12pt" fo:font-style="italic" fo:font-weight="normal" officeooo:rsid="02777a4c" style:font-size-asian="12pt" style:font-style-asian="italic" style:font-weight-asian="normal" style:font-size-complex="12pt" style:font-style-complex="italic" style:font-weight-complex="normal"/>
    </style:style>
    <style:style style:name="T181" style:family="text">
      <style:text-properties officeooo:rsid="0231f355"/>
    </style:style>
    <style:style style:name="T182" style:family="text">
      <style:text-properties officeooo:rsid="0230ae95"/>
    </style:style>
    <style:style style:name="T183" style:family="text">
      <style:text-properties officeooo:rsid="027b5c11"/>
    </style:style>
    <style:style style:name="T184" style:family="text">
      <style:text-properties officeooo:rsid="02333e4f"/>
    </style:style>
    <style:style style:name="T185" style:family="text">
      <style:text-properties officeooo:rsid="0239ee93"/>
    </style:style>
    <style:style style:name="T186" style:family="text">
      <style:text-properties officeooo:rsid="023bcc63"/>
    </style:style>
    <style:style style:name="T187" style:family="text">
      <style:text-properties officeooo:rsid="023e6ac0"/>
    </style:style>
    <style:style style:name="T188" style:family="text">
      <style:text-properties officeooo:rsid="02406314"/>
    </style:style>
    <style:style style:name="T189" style:family="text">
      <style:text-properties officeooo:rsid="0241bb73"/>
    </style:style>
    <style:style style:name="T190" style:family="text">
      <style:text-properties officeooo:rsid="02461c7d"/>
    </style:style>
    <style:style style:name="T191" style:family="text">
      <style:text-properties officeooo:rsid="0247f882"/>
    </style:style>
    <style:style style:name="T192" style:family="text">
      <style:text-properties officeooo:rsid="027d305f"/>
    </style:style>
    <style:style style:name="T193" style:family="text">
      <style:text-properties officeooo:rsid="02743d47"/>
    </style:style>
    <style:style style:name="T194" style:family="text">
      <style:text-properties officeooo:rsid="02636d71"/>
    </style:style>
    <style:style style:name="T195" style:family="text">
      <style:text-properties officeooo:rsid="0264fa82"/>
    </style:style>
    <style:style style:name="T196" style:family="text">
      <style:text-properties officeooo:rsid="026a24e7"/>
    </style:style>
    <style:style style:name="T197" style:family="text">
      <style:text-properties fo:font-weight="bold" officeooo:rsid="0264fa82" style:font-weight-asian="bold" style:font-weight-complex="bold"/>
    </style:style>
    <style:style style:name="T198" style:family="text">
      <style:text-properties officeooo:rsid="024c22ce"/>
    </style:style>
    <style:style style:name="T199" style:family="text">
      <style:text-properties officeooo:rsid="024fe32b"/>
    </style:style>
    <style:style style:name="T200" style:family="text">
      <style:text-properties fo:font-style="italic" officeooo:rsid="024fe32b" style:font-style-asian="italic" style:font-style-complex="italic"/>
    </style:style>
    <style:style style:name="T201" style:family="text">
      <style:text-properties officeooo:rsid="02509dc7"/>
    </style:style>
    <style:style style:name="T202" style:family="text">
      <style:text-properties officeooo:rsid="027eff5c"/>
    </style:style>
    <style:style style:name="T203" style:family="text">
      <style:text-properties fo:font-size="12pt" fo:font-weight="normal" officeooo:rsid="02852ada" style:font-size-asian="12pt" style:font-weight-asian="normal" style:font-size-complex="12pt" style:font-weight-complex="normal"/>
    </style:style>
    <style:style style:name="T204" style:family="text">
      <style:text-properties fo:font-size="12pt" fo:font-weight="normal" officeooo:rsid="0287749d" style:font-size-asian="12pt" style:font-weight-asian="normal" style:font-size-complex="12pt" style:font-weight-complex="normal"/>
    </style:style>
    <style:style style:name="T205" style:family="text">
      <style:text-properties fo:font-size="12pt" fo:font-weight="normal" officeooo:rsid="0285a497" style:font-size-asian="12pt" style:font-weight-asian="normal" style:font-size-complex="12pt" style:font-weight-complex="normal"/>
    </style:style>
    <style:style style:name="T206" style:family="text">
      <style:text-properties fo:font-size="12pt" fo:font-weight="normal" officeooo:rsid="028848c6" style:font-size-asian="12pt" style:font-weight-asian="normal" style:font-size-complex="12pt" style:font-weight-complex="normal"/>
    </style:style>
    <style:style style:name="T207" style:family="text">
      <style:text-properties fo:font-size="12pt" fo:font-weight="normal" officeooo:rsid="0292d311" style:font-size-asian="12pt" style:font-weight-asian="normal" style:font-size-complex="12pt" style:font-weight-complex="normal"/>
    </style:style>
    <style:style style:name="T208" style:family="text">
      <style:text-properties fo:font-size="12pt" fo:font-weight="normal" officeooo:rsid="02850983" style:font-size-asian="12pt" style:font-weight-asian="normal" style:font-size-complex="12pt" style:font-weight-complex="normal"/>
    </style:style>
    <style:style style:name="T209" style:family="text">
      <style:text-properties fo:font-size="12pt" fo:font-style="italic" fo:font-weight="normal" officeooo:rsid="02850983" style:font-size-asian="12pt" style:font-style-asian="italic" style:font-weight-asian="normal" style:font-size-complex="12pt" style:font-style-complex="italic" style:font-weight-complex="normal"/>
    </style:style>
    <style:style style:name="T210" style:family="text">
      <style:text-properties fo:font-size="12pt" fo:font-style="italic" fo:font-weight="normal" officeooo:rsid="0283391a" style:font-size-asian="12pt" style:font-style-asian="italic" style:font-weight-asian="normal" style:font-size-complex="12pt" style:font-style-complex="italic" style:font-weight-complex="normal"/>
    </style:style>
    <style:style style:name="T211" style:family="text">
      <style:text-properties fo:font-size="12pt" fo:font-style="italic" fo:font-weight="bold" officeooo:rsid="0283391a" style:font-size-asian="12pt" style:font-style-asian="italic" style:font-weight-asian="bold" style:font-size-complex="12pt" style:font-style-complex="italic" style:font-weight-complex="bold"/>
    </style:style>
    <style:style style:name="T212" style:family="text">
      <style:text-properties officeooo:rsid="02913a5f"/>
    </style:style>
    <style:style style:name="T213" style:family="text">
      <style:text-properties officeooo:rsid="02a8e7fd"/>
    </style:style>
    <style:style style:name="T214" style:family="text">
      <style:text-properties officeooo:rsid="02a8fdd1"/>
    </style:style>
    <style:style style:name="T215" style:family="text">
      <style:text-properties officeooo:rsid="02ac66a9"/>
    </style:style>
    <style:style style:name="T216" style:family="text">
      <style:text-properties officeooo:rsid="02aa7089"/>
    </style:style>
    <style:style style:name="T217" style:family="text">
      <style:text-properties officeooo:rsid="02adf6e2"/>
    </style:style>
    <style:style style:name="T218" style:family="text">
      <style:text-properties officeooo:rsid="02b06b07"/>
    </style:style>
    <style:style style:name="T219" style:family="text">
      <style:text-properties officeooo:rsid="02b27cac"/>
    </style:style>
    <style:style style:name="T220" style:family="text">
      <style:text-properties officeooo:rsid="02afe72a"/>
    </style:style>
    <style:style style:name="T221" style:family="text">
      <style:text-properties officeooo:rsid="0298b078"/>
    </style:style>
    <style:style style:name="T222" style:family="text">
      <style:text-properties officeooo:rsid="02992126"/>
    </style:style>
    <style:style style:name="T223" style:family="text">
      <style:text-properties officeooo:rsid="02a0e91d"/>
    </style:style>
    <style:style style:name="T224" style:family="text">
      <style:text-properties officeooo:rsid="029aafe2"/>
    </style:style>
    <style:style style:name="T225" style:family="text">
      <style:text-properties officeooo:rsid="029d2773"/>
    </style:style>
    <style:style style:name="T226" style:family="text">
      <style:text-properties officeooo:rsid="02a203c2"/>
    </style:style>
    <style:style style:name="T227" style:family="text">
      <style:text-properties officeooo:rsid="02a719ea"/>
    </style:style>
    <style:style style:name="T228" style:family="text">
      <style:text-properties officeooo:rsid="028270bf"/>
    </style:style>
    <style:style style:name="T229" style:family="text">
      <style:text-properties fo:font-weight="normal" officeooo:rsid="028270bf" style:font-weight-asian="normal" style:font-weight-complex="normal"/>
    </style:style>
    <style:style style:name="T230" style:family="text">
      <style:text-properties officeooo:rsid="02ca647f"/>
    </style:style>
    <style:style style:name="T231" style:family="text">
      <style:text-properties officeooo:rsid="02c54bf9"/>
    </style:style>
    <style:style style:name="T232" style:family="text">
      <style:text-properties officeooo:rsid="02c58724"/>
    </style:style>
    <style:style style:name="T233" style:family="text">
      <style:text-properties officeooo:rsid="02c6cb07"/>
    </style:style>
    <style:style style:name="T234" style:family="text">
      <style:text-properties officeooo:rsid="02cae3be"/>
    </style:style>
    <style:style style:name="T235" style:family="text">
      <style:text-properties officeooo:rsid="02cef7bd"/>
    </style:style>
    <style:style style:name="T236" style:family="text">
      <style:text-properties officeooo:rsid="02cf886a"/>
    </style:style>
    <style:style style:name="T237" style:family="text">
      <style:text-properties officeooo:rsid="02d43c9f"/>
    </style:style>
    <style:style style:name="T238" style:family="text">
      <style:text-properties officeooo:rsid="02e2f1aa"/>
    </style:style>
    <style:style style:name="T239" style:family="text">
      <style:text-properties fo:font-style="italic" officeooo:rsid="02d43c9f" style:font-style-asian="italic" style:font-style-complex="italic"/>
    </style:style>
    <style:style style:name="T240" style:family="text">
      <style:text-properties fo:font-style="italic" officeooo:rsid="02d25df4" style:font-style-asian="italic" style:font-style-complex="italic"/>
    </style:style>
    <style:style style:name="T241" style:family="text">
      <style:text-properties officeooo:rsid="02d694a3"/>
    </style:style>
    <style:style style:name="T242" style:family="text">
      <style:text-properties officeooo:rsid="02d7863f"/>
    </style:style>
    <style:style style:name="T243" style:family="text">
      <style:text-properties officeooo:rsid="02d6c7f8"/>
    </style:style>
    <style:style style:name="T244" style:family="text">
      <style:text-properties officeooo:rsid="02d7e841"/>
    </style:style>
    <style:style style:name="T245" style:family="text">
      <style:text-properties officeooo:rsid="02e4dbb9"/>
    </style:style>
    <style:style style:name="T246" style:family="text">
      <style:text-properties officeooo:rsid="02e5508f"/>
    </style:style>
    <style:style style:name="T247" style:family="text">
      <style:text-properties officeooo:rsid="02e7cdc7"/>
    </style:style>
    <style:style style:name="T248" style:family="text">
      <style:text-properties officeooo:rsid="02e55dc5"/>
    </style:style>
    <style:style style:name="T249" style:family="text">
      <style:text-properties officeooo:rsid="02ee2e6a"/>
    </style:style>
    <style:style style:name="T250" style:family="text">
      <style:text-properties officeooo:rsid="02ef9e1f"/>
    </style:style>
    <style:style style:name="T251" style:family="text">
      <style:text-properties officeooo:rsid="02eead51"/>
    </style:style>
    <style:style style:name="T252" style:family="text">
      <style:text-properties fo:font-size="12pt" fo:font-weight="bold" officeooo:rsid="0426cbc9" style:font-size-asian="12pt" style:font-weight-asian="bold" style:font-size-complex="12pt" style:font-weight-complex="bold"/>
    </style:style>
    <style:style style:name="T253" style:family="text">
      <style:text-properties fo:font-size="12pt" fo:font-weight="bold" officeooo:rsid="02e82a24" style:font-size-asian="12pt" style:font-weight-asian="bold" style:font-size-complex="12pt" style:font-weight-complex="bold"/>
    </style:style>
    <style:style style:name="T254" style:family="text">
      <style:text-properties fo:font-size="12pt" fo:font-weight="normal" officeooo:rsid="02e82a24" style:font-size-asian="12pt" style:font-weight-asian="normal" style:font-size-complex="12pt" style:font-weight-complex="normal"/>
    </style:style>
    <style:style style:name="T255" style:family="text">
      <style:text-properties fo:font-size="12pt" fo:font-weight="normal" officeooo:rsid="038dd9cf" style:font-size-asian="12pt" style:font-weight-asian="normal" style:font-size-complex="12pt" style:font-weight-complex="normal"/>
    </style:style>
    <style:style style:name="T256" style:family="text">
      <style:text-properties fo:font-size="12pt" fo:font-weight="normal" officeooo:rsid="0026d4d6" style:font-size-asian="12pt" style:font-weight-asian="normal" style:font-size-complex="12pt" style:font-weight-complex="normal"/>
    </style:style>
    <style:style style:name="T257" style:family="text">
      <style:text-properties officeooo:rsid="038d9d4d"/>
    </style:style>
    <style:style style:name="T258" style:family="text">
      <style:text-properties officeooo:rsid="038dd9cf"/>
    </style:style>
    <style:style style:name="T259" style:family="text">
      <style:text-properties officeooo:rsid="0025668c"/>
    </style:style>
    <style:style style:name="T260" style:family="text">
      <style:text-properties fo:font-weight="normal" style:font-weight-asian="normal" style:font-weight-complex="normal"/>
    </style:style>
    <style:style style:name="T261" style:family="text">
      <style:text-properties fo:font-style="italic" fo:font-weight="normal" style:font-style-asian="italic" style:font-weight-asian="normal" style:font-style-complex="italic" style:font-weight-complex="normal"/>
    </style:style>
    <style:style style:name="T262" style:family="text">
      <style:text-properties fo:font-weight="normal" officeooo:rsid="01e97238" style:font-weight-asian="normal" style:font-weight-complex="normal"/>
    </style:style>
    <style:style style:name="T263" style:family="text">
      <style:text-properties fo:font-weight="bold" style:font-weight-asian="bold" style:font-weight-complex="bold"/>
    </style:style>
    <style:style style:name="T264" style:family="text">
      <style:text-properties fo:font-style="normal" fo:font-weight="normal" style:font-style-asian="normal" style:font-weight-asian="normal" style:font-style-complex="normal" style:font-weight-complex="normal"/>
    </style:style>
    <style:style style:name="T265" style:family="text">
      <style:text-properties fo:font-style="normal" fo:font-weight="bold" style:font-style-asian="normal" style:font-weight-asian="bold" style:font-style-complex="normal" style:font-weight-complex="bold"/>
    </style:style>
    <style:style style:name="T266" style:family="text">
      <style:text-properties fo:font-style="normal" style:font-style-asian="normal" style:font-style-complex="normal"/>
    </style:style>
    <style:style style:name="T267" style:family="text">
      <style:text-properties officeooo:rsid="00bb3130"/>
    </style:style>
    <style:style style:name="T268" style:family="text">
      <style:text-properties officeooo:rsid="00bc8fae"/>
    </style:style>
    <style:style style:name="T269" style:family="text">
      <style:text-properties officeooo:rsid="026b9f6d"/>
    </style:style>
    <style:style style:name="T270" style:family="text">
      <style:text-properties fo:font-style="normal" fo:font-weight="normal" officeooo:rsid="0266cacd" style:font-style-asian="normal" style:font-weight-asian="normal" style:font-style-complex="normal" style:font-weight-complex="normal"/>
    </style:style>
    <style:style style:name="T271" style:family="text">
      <style:text-properties officeooo:rsid="021c40b7"/>
    </style:style>
    <style:style style:name="T272" style:family="text">
      <style:text-properties fo:font-style="italic" fo:font-weight="normal" officeooo:rsid="020764ba" style:font-style-asian="italic" style:font-weight-asian="normal" style:font-style-complex="italic" style:font-weight-complex="normal"/>
    </style:style>
    <style:style style:name="T273" style:family="text">
      <style:text-properties fo:font-weight="normal" officeooo:rsid="020cbb82"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is the timeline of carrying out critical security updates. One article states that <text:span text:style-name="T5">“</text:span><text:span text:style-name="T3">‘Critical’ patches </text:span><text:span text:style-name="T6">[should </text:span><text:span text:style-name="T7">be</text:span><text:span text:style-name="T6">]</text:span><text:span text:style-name="T3"> deployed within 14 calendar days of a patch becoming available</text:span><text:span text:style-name="T5">” </text:span><text:span text:style-name="T8">(CESG, 2014). </text:span><text:span text:style-name="T9">This advice has since been outdated, and a more immediate timeline of 5 to 14 days has been proposed </text:span><text:span text:style-name="T10">(</text:span><text:span text:style-name="T11">National Cyber Security Centre</text:span><text:span text:style-name="T12">, </text:span><text:span text:style-name="T11">2024</text:span><text:span text:style-name="T10">).</text:span><text:span text:style-name="T13"> </text:span><text:span text:style-name="T14">Ultimately I decided that updated timeline is more appropriate given the urgency of rolling out critical security updates, </text:span><text:span text:style-name="T15">and the </text:span><text:span text:style-name="T16">widespread</text:span><text:span text:style-name="T15"> availability of automated exploit</text:span><text:span text:style-name="T17">ation</text:span><text:span text:style-name="T15"> tools.</text:span></text:p>
      <text:p text:style-name="P7"/>
      <text:p text:style-name="P9"/>
      <text:p text:style-name="P10">1(<text:span text:style-name="T18">b</text:span>) – <text:span text:style-name="T18">Changed Understanding</text:span></text:p>
      <text:p text:style-name="P11">The key area where my understanding has changed during this module is software services, in particular, GDPR compliance feasibility.</text:p>
      <text:p text:style-name="P12">At the start of this module I held that belief that GDPR compliance is out of reach for small-scale services with negligible numbers of staff, and <text:span text:style-name="T19">significant budget constraints. </text:span><text:span text:style-name="T20">I believed that in order to be truly GDPR compliant, a company </text:span><text:span text:style-name="T21">required</text:span><text:span text:style-name="T20"> legal advisors, and a dedicated team of developers. </text:span><text:span text:style-name="T22">Additionally, I believed that given those resources, an existing system could be easily amended to be GDPR compliant; that GDPR compliance was something you could </text:span><text:span text:style-name="T23">just throw onto an existing system</text:span><text:span text:style-name="T22">.</text:span></text:p>
      <text:p text:style-name="P13"/>
      <text:p text:style-name="P14">During my research, and while reading through individual GDPR articles, <text:span text:style-name="T24">as well as reading about implementation of the regulation,</text:span> it became clear to me that <text:span text:style-name="T25">GDPR compliance is significantly more attainable than I had believed, </text:span><text:span text:style-name="T24">and that </text:span><text:span text:style-name="T26">effective </text:span><text:span text:style-name="T24">implementation lays in </text:span><text:span text:style-name="T27">careful</text:span><text:span text:style-name="T24"> design.</text:span></text:p>
      <text:p text:style-name="P15">I now understand that with proper planning, even a single developer working on a software service, can stay fully compliant with relatively low workload.</text:p>
      <text:p text:style-name="P16">A data controller can maintain compliance via a series of legal notices, and by implementing bespoke monitoring <text:span text:style-name="T28">systems</text:span>.</text:p>
      <text:p text:style-name="P17"/>
      <text:p text:style-name="P11"/>
      <text:p text:style-name="P18"/>
      <text:p text:style-name="P10"/>
      <text:p text:style-name="P10">1(<text:span text:style-name="T18">c</text:span>) – <text:span text:style-name="T18">Success and Failure</text:span></text:p>
      <text:p text:style-name="P19">A key success in this module was the effective incorporation of self-motivation strategies. This significantly improved my ability to maintain a high degree of focus and productivity over extended periods of time. <text:span text:style-name="T29">By implementing a structured work regimen – Such as minimising distractions, </text:span><text:span text:style-name="T30">adhering to</text:span><text:span text:style-name="T29"> a strict diet, controlling my working environment, and setting clear milestones, I was able to stay more consistent </text:span><text:span text:style-name="T30">with my productive output; which is something I previously struggled </text:span><text:soft-page-break/><text:span text:style-name="T30">to achieve. This demonstrates that my productivity is not limited by my capability, but rather the systems and behaviours I adopt when approaching work.</text:span></text:p>
      <text:p text:style-name="P20">However, this success is also a failure as it revealed a significant limitation. The effectiveness of these strategies was heavily influenced by external pressures, particularly deadlines. Without this pressure, <text:span text:style-name="T31">maintaining this level of productivity would have likely been significantly more difficult. This indicates a reliance on extrinsic motivation, rather than a fully developed intrinsic motivation, which may limit long-term consistency.</text:span></text:p>
      <text:p text:style-name="P21">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22"/>
      <text:p text:style-name="P23"/>
      <text:p text:style-name="P10"/>
      <text:p text:style-name="P10"/>
      <text:p text:style-name="P10"/>
      <text:p text:style-name="P10">1<text:span text:style-name="T18">(d</text:span>) – <text:span text:style-name="T18">Self-Motivation</text:span></text:p>
      <text:p text:style-name="P24">To maintain a high degree of motivation throughout this assessment, and avoid procrastination, I deployed several different strategies:</text:p>
      <text:p text:style-name="P24"/>
      <text:p text:style-name="P24">1. Distraction minimisation</text:p>
      <text:p text:style-name="P25">To avoid bodily distractions and the feeling of a bloated stomach, as well as <text:span text:style-name="T32">maintain consistent</text:span> energy levels, I delayed eating for as long as possible <text:span text:style-name="T33">(</text:span><text:span text:style-name="T34">Christoph Bamberg, Julia Reinchenberger, Jens Blechert,</text:span><text:span text:style-name="T35"> </text:span><text:span text:style-name="T34">2025</text:span><text:span text:style-name="T33">)</text:span>. As soon I woke up, I would sit down to work on this assessment, prioritising the achievement of milestones before allowing myself to indulge in high-protein food <text:span text:style-name="T36">(</text:span><text:span text:style-name="T37">Dominik H Pesta, Varman T Samuel</text:span><text:span text:style-name="T38">, </text:span><text:span text:style-name="T37">2014</text:span><text:span text:style-name="T36">)</text:span>. <text:span text:style-name="T39">To further aid this, I would avoid drinking sugary or caffeinated beverages, instead opting for </text:span><text:span text:style-name="T40">peppermint tea </text:span><text:span text:style-name="T41">(</text:span><text:span text:style-name="T42">Luka Netzler, Brian Lovell, 2025</text:span><text:span text:style-name="T41">)</text:span><text:span text:style-name="T43">.</text:span></text:p>
      <text:p text:style-name="P26"/>
      <text:p text:style-name="P27">2. <text:span text:style-name="T44">Focus Management</text:span></text:p>
      <text:p text:style-name="P28">To avoid mental distractions and maintain my dopamine levels, I would turn off all redundant applications (such as Steam, or Discord), <text:span text:style-name="T45">reduce the brightness of my screen, and even reduce saturation </text:span><text:span text:style-name="T46">(</text:span><text:span text:style-name="T47">Craig A. Williamson, Jari J. Morganti, Hannah E. Smithson, 2023)</text:span><text:span text:style-name="T45">. This </text:span><text:span text:style-name="T48">created a monotonous, </text:span><text:span text:style-name="T49">albeit</text:span><text:span text:style-name="T48"> a highly reliable environment in which I could maintain my focus for much longer. </text:span></text:p>
      <text:p text:style-name="P29">To further maintain my focus, and prevent my mind from drifting off, I would utilise the rubber duck <text:span text:style-name="T50">debugging </text:span>technique<text:span text:style-name="T3"> </text:span><text:span text:style-name="T51">(Rubber Duck Debugging, n.d.)</text:span><text:span text:style-name="T50">. </text:span><text:span text:style-name="T52">By narrating my own actions, I could keep my mind anchored in the present moment, </text:span><text:span text:style-name="T53">minimising </text:span><text:span text:style-name="T54">unrelated thought.</text:span></text:p>
      <text:p text:style-name="P29"/>
      <text:p text:style-name="P30">3. Future Reflection</text:p>
      <text:p text:style-name="P30">To further improve my workflow in the future, I would also avoid <text:span text:style-name="T55">nicotine</text:span> to keep my heart rate consistent, <text:span text:style-name="T56">instead replacing it with scented candles. </text:span><text:span text:style-name="T57">I would communicate more with my lecturers, asking more questions pertaining to the assessment. </text:span></text:p>
      <text:p text:style-name="P31"/>
      <text:p text:style-name="P10"/>
      <text:p text:style-name="P10"/>
      <text:p text:style-name="P32">Section <text:span text:style-name="T18">2</text:span> – <text:span text:style-name="T58">Ongoing Risk Management</text:span></text:p>
      <text:p text:style-name="P32"/>
      <text:p text:style-name="P33"><text:span text:style-name="T59">2</text:span><text:span text:style-name="T18">(</text:span><text:span text:style-name="T59">a</text:span>) – <text:span text:style-name="T59">Monitoring and Alerting Strategy</text:span></text:p>
      <text:p text:style-name="P34"><text:soft-page-break/></text:p>
      <text:p text:style-name="P35">Monitoring considerations include:</text:p>
      <text:list text:style-name="L1">
        <text:list-item>
          <text:p text:style-name="P36">Application <text:span text:style-name="T60">U</text:span>ptime</text:p>
          <text:list>
            <text:list-item>
              <text:p text:style-name="P37">Since this system is of critical importance and is required to run continuously, <text:span text:style-name="T61">uptime will be monitored to minimise any downtime. By monitoring uptime, we can configure automated systems (like </text:span><text:span text:style-name="T62">Uptime Kuma</text:span><text:span text:style-name="T61">) to notify us immediately when the server goes down. This will help maximise </text:span><text:span text:style-name="T63">system reliability and effectiveness during rescue operations.</text:span></text:p>
            </text:list-item>
          </text:list>
        </text:list-item>
        <text:list-item>
          <text:p text:style-name="P36">Error <text:span text:style-name="T60">R</text:span>ates </text:p>
          <text:list>
            <text:list-item>
              <text:p text:style-name="P38">Monitoring error rates <text:span text:style-name="T64">by the following categories: </text:span><text:span text:style-name="T65">Success (2xx), </text:span><text:span text:style-name="T64">Redirection (3xx), Client (4xx), Server (5xx) </text:span><text:span text:style-name="T66">(The Postman Team, 2025)</text:span><text:span text:style-name="T67"> </text:span><text:span text:style-name="T65">can help detect the most vulnerable parts of the application </text:span><text:span text:style-name="T68">early before they lead to a disaster during a rescue operation. Implementation of this monitoring strategy is relatively low cost yet it can carry significant benefits.</text:span></text:p>
            </text:list-item>
          </text:list>
        </text:list-item>
        <text:list-item>
          <text:p text:style-name="P36">Authentication <text:span text:style-name="T60">F</text:span>ailure <text:span text:style-name="T60">R</text:span>ates</text:p>
          <text:list>
            <text:list-item>
              <text:p text:style-name="P39">This application stores <text:span text:style-name="T69">and processes</text:span> <text:span text:style-name="T70">both </text:span>personal <text:span text:style-name="T70">data defined in article 4(1) </text:span><text:span text:style-name="T71">(GDPR, 2018),</text:span><text:span text:style-name="T70"> and special category personal data defined in article 9(1)</text:span><text:span text:style-name="T71"> (GDPR, 2018)</text:span><text:span text:style-name="T70">. </text:span><text:span text:style-name="T72">To </text:span><text:span text:style-name="T73">ensure regulatory compliance</text:span><text:span text:style-name="T72">, all personal data </text:span><text:span text:style-name="T74">should</text:span><text:span text:style-name="T72"> be encrypted in storage and in transit, </text:span><text:span text:style-name="T73">and unauthorised access attempts must be closely monitored</text:span><text:span text:style-name="T69"> </text:span><text:span text:style-name="T75">(GDPR 2018, Art. 32)</text:span><text:span text:style-name="T69">. </text:span><text:span text:style-name="T76">If a breach does occur, and an unauthorised actor gains access to this data, we must be able to detect it and notify the </text:span><text:span text:style-name="T77">supervisory authority (Information Commissioner’s office)</text:span><text:span text:style-name="T76"> </text:span><text:span text:style-name="T78">with</text:span><text:span text:style-name="T79">out undue delay, and where feasible, within</text:span><text:span text:style-name="T78"> at most </text:span><text:span text:style-name="T76">72 hours</text:span><text:span text:style-name="T80"> (GDPR, 2018, Art. 33</text:span><text:span text:style-name="T81">(1)</text:span><text:span text:style-name="T80">), </text:span><text:span text:style-name="T82">and the data subjects without undue delay </text:span><text:span text:style-name="T83">(GDPR, 2018, Art. 34</text:span><text:span text:style-name="T84">(1)</text:span><text:span text:style-name="T83">).</text:span></text:p>
            </text:list-item>
          </text:list>
        </text:list-item>
        <text:list-item>
          <text:p text:style-name="P36"><text:span text:style-name="T60">D</text:span>atabase <text:span text:style-name="T60">P</text:span>erformance</text:p>
          <text:list>
            <text:list-item>
              <text:p text:style-name="P40">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41">Response Time</text:p>
          <text:list>
            <text:list-item>
              <text:p text:style-name="P42">Maintaining low response time is imperative to sustaining <text:span text:style-name="T85">reliability and effectiveness</text:span>. Response time will be monitored <text:span text:style-name="T86">and </text:span><text:span text:style-name="T87">actionable messages will be sent to users to help them adjust their rescue strategies.</text:span></text:p>
            </text:list-item>
          </text:list>
        </text:list-item>
        <text:list-item>
          <text:p text:style-name="P36"><text:span text:style-name="T60">R</text:span>esource <text:span text:style-name="T60">U</text:span>tilisation</text:p>
        </text:list-item>
      </text:list>
      <text:list text:style-name="L2">
        <text:list-item>
          <text:list>
            <text:list-item>
              <text:p text:style-name="P43"><text:span text:style-name="T88">Personal devices used by rescuers </text:span>may have vastly limited battery capacity, <text:span text:style-name="T89">which is further worsened by poor reception </text:span><text:span text:style-name="T88">in remote regions</text:span><text:span text:style-name="T89"> </text:span><text:span text:style-name="T90">(</text:span><text:span text:style-name="T91">Ning Ding, Daniel Wagner, Xiaomeng Chen, Abhinav Pathak, Y. Charlie Hu, Andrew Rice, 2013</text:span><text:span text:style-name="T90">)</text:span><text:span text:style-name="T3">.</text:span> As such, it is critical that the application monitors its resource utilisation, <text:span text:style-name="T92">in particular its battery consumption </text:span><text:span text:style-name="T93">and battery charge availability</text:span>. <text:span text:style-name="T94">Since this information is tied to a specific rescuer, it falls under the definition of personal data in article </text:span><text:span text:style-name="T95">4(1) </text:span><text:span text:style-name="T96">(GDPR, 2018), </text:span><text:span text:style-name="T97">and a proper legal basis is required for its processing </text:span><text:span text:style-name="T98">as stated in article 6 (GDPR, 2018)</text:span><text:span text:style-name="T97">; in this case </text:span><text:span text:style-name="T99">that would be the lawful basis of contract</text:span><text:span text:style-name="T100"> (</text:span><text:span text:style-name="Strong_20_Emphasis"><text:span text:style-name="T101">Information Commissioner’s Office (ICO), </text:span></text:span><text:span text:style-name="T102">2024</text:span><text:span text:style-name="T103">a</text:span><text:span text:style-name="T102">)</text:span><text:span text:style-name="T96">. <text:s/></text:span><text:span text:style-name="T92">By </text:span><text:span text:style-name="T104">sharing</text:span><text:span text:style-name="T92"> this information </text:span><text:span text:style-name="T104">with</text:span><text:span text:style-name="T92"> other participants, </text:span><text:span text:style-name="T105">we may </text:span><text:span text:style-name="T106">increase the safety of rescuers.</text:span></text:p>
            </text:list-item>
            <text:list-item>
              <text:p text:style-name="P44">Additionally, given low hardware specifications, VPS’ resource utilisation, <text:span text:style-name="T107">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45"/>
      <text:p text:style-name="P46">The application features a tiered alerting system. The following thresholds exist:</text:p>
      <text:p text:style-name="P47"/>
      <text:p text:style-name="P48">1. Critical – <text:span text:style-name="T108">Immediate human response required</text:span></text:p>
      <text:p text:style-name="P49"><text:soft-page-break/>This <text:span text:style-name="T109">alert</text:span> is triggered when there is a critical problem with the system, rendering it inoperable – <text:span text:style-name="T110">Such</text:span><text:span text:style-name="T111"> as </text:span>the server shutting down <text:span text:style-name="T112">for more than 60 minutes, </text:span><text:span text:style-name="T113">database being unreachable, or VPS CPU usage </text:span><text:span text:style-name="T114">staying</text:span><text:span text:style-name="T113"> over 95% for over 10 minutes.</text:span></text:p>
      <text:p text:style-name="P50">Once <text:span text:style-name="T115">detected by </text:span><text:span text:style-name="T116">Uptime Kuma</text:span><text:span text:style-name="T115">, </text:span><text:span text:style-name="T117">an SMS will be sent out immediately via a 3</text:span><text:span text:style-name="T118">rd</text:span><text:span text:style-name="T117"> party provider </text:span><text:span text:style-name="T119">to our volunteer developer</text:span><text:span text:style-name="T117">.</text:span><text:span text:style-name="T120"> </text:span><text:span text:style-name="T121">Rescuers in deployment and team leaders will follow the protocol and fall back on paper map and phone calls until issue is resolved.</text:span></text:p>
      <text:p text:style-name="P51"/>
      <text:p text:style-name="P48">2. Warning – <text:span text:style-name="T108">To be investigated within working hours</text:span></text:p>
      <text:p text:style-name="P52">This alert is triggered when there is an unexpected issue within the application – <text:span text:style-name="T122">Such as unusually high response times </text:span><text:span text:style-name="T123">(e.g. &gt; </text:span><text:span text:style-name="T124">1000</text:span><text:span text:style-name="T123">ms), </text:span><text:span text:style-name="T125">prolonged high VPS CPU usage (e.g. &gt; 80% for over </text:span><text:span text:style-name="T126">10</text:span><text:span text:style-name="T125"> minutes), </text:span><text:span text:style-name="T127">or </text:span><text:span text:style-name="T128">an unusually high rate of server errors (</text:span><text:span text:style-name="T129">e.g. </text:span><text:span text:style-name="T128">5xx rates over 10% </text:span><text:span text:style-name="T130">within last hour</text:span><text:span text:style-name="T128">).</text:span></text:p>
      <text:p text:style-name="P53">In this scenario, <text:span text:style-name="T131">both the application and the web interface</text:span> <text:span text:style-name="T132">will</text:span> be used to issue the alert <text:span text:style-name="T132">to the team leaders, rescuers in deployment, and our developer.</text:span></text:p>
      <text:p text:style-name="P54"/>
      <text:p text:style-name="P54"/>
      <text:p text:style-name="P55">A good monitoring tool given the budget constraints as well as <text:span text:style-name="T133">the </text:span>team size, is Uptime Kuma. This self-hosted tool allows us to send out periodic queries to our API to monitor uptime and issue critical alerts when needed. <text:span text:style-name="T133">It can either be hosted on the same machine as the main server to minimise the costs, or on a low-power single board computer like a Raspberry Pi to separate the failure points.</text:span></text:p>
      <text:p text:style-name="P32"/>
      <text:p text:style-name="P32"/>
      <text:p text:style-name="P56"><text:span text:style-name="T59">2</text:span><text:span text:style-name="T18">(</text:span><text:span text:style-name="T134">b </text:span><text:span text:style-name="T135">| !2b</text:span>) – <text:span text:style-name="T136">Patch and Vulnerability Management</text:span></text:p>
      <text:p text:style-name="P56"/>
      <text:p text:style-name="P57">Patch management within RescueNet must effectively balance security with the constraints of a single developer <text:span text:style-name="T137">and</text:span> a low <text:span text:style-name="T137">operating</text:span> budget. <text:span text:style-name="T138">Due to the absence of a staging environment, a lightweight testing approach is </text:span><text:span text:style-name="T139">recommended</text:span><text:span text:style-name="T138"> </text:span><text:span text:style-name="T140">(</text:span><text:span text:style-name="T141">Trevor Atkins, 2002</text:span><text:span text:style-name="T140">)</text:span><text:span text:style-name="T138">. </text:span></text:p>
      <text:p text:style-name="P57"/>
      <text:p text:style-name="P58"><text:span text:style-name="T142">To minimise downtime, as well as ensure compatibility with the </text:span><text:span text:style-name="T143">planned</text:span><text:span text:style-name="T142"> updates; </text:span><text:span text:style-name="T144">security </text:span><text:span text:style-name="T142">p</text:span><text:span text:style-name="T145">atches, </text:span><text:span text:style-name="T144">operating system updates,</text:span><text:span text:style-name="T145"> </text:span><text:span text:style-name="T146">and </text:span><text:span text:style-name="T144">dependency </text:span><text:span text:style-name="T146">updates</text:span><text:span text:style-name="T145"> should first be tested in </text:span><text:span text:style-name="T147">isolation, in</text:span><text:span text:style-name="T145"> a </text:span><text:span text:style-name="T148">local</text:span><text:span text:style-name="T145"> development environment </text:span><text:span text:style-name="T149">resembling</text:span><text:span text:style-name="T142"> the VPS as closely as possible</text:span><text:span text:style-name="T150"> </text:span><text:span text:style-name="T151">(</text:span><text:span text:style-name="T152">Orca</text:span><text:span text:style-name="T153">, </text:span><text:span text:style-name="T152">n.d.</text:span><text:span text:style-name="T151">)</text:span><text:span text:style-name="T154">.</text:span><text:span text:style-name="T142"> </text:span><text:span text:style-name="T155">Due to the lack of a fallback system, automated runtime updates will be disabled. They will instead be performed during scheduled updates periods </text:span><text:span text:style-name="T156">along with all other updates. </text:span><text:span text:style-name="T157">This can be accomplished</text:span><text:span text:style-name="T142"> </text:span><text:span text:style-name="T158">through technologies such as containerisation or </text:span><text:span text:style-name="T159">other types of</text:span><text:span text:style-name="T158"> virtualisation</text:span><text:span text:style-name="T150"> </text:span><text:span text:style-name="T160">(Dirk Merkel, </text:span><text:span text:style-name="T161">2014</text:span><text:span text:style-name="T160">)</text:span><text:span text:style-name="T142">. </text:span></text:p>
      <text:p text:style-name="P57"/>
      <text:p text:style-name="P59">With this, we can carry out updates and patches manually, test for vulnerabilities <text:span text:style-name="T162">with open source tools such as OpenVAS </text:span><text:span text:style-name="T163">(</text:span><text:span text:style-name="T164">Greenbone</text:span><text:span text:style-name="T165">, </text:span><text:span text:style-name="T164">n.d.</text:span><text:span text:style-name="T163">), </text:span><text:span text:style-name="T166">or Lynis</text:span>, all the while the VPS is still providing its service. </text:p>
      <text:p text:style-name="P60"><text:span text:style-name="T167">To further increase security and </text:span><text:span text:style-name="T168">minimise the impact of unforeseen factors, a full backup of the VPS </text:span><text:span text:style-name="T169">will</text:span><text:span text:style-name="T168"> be made to a removable media. </text:span><text:span text:style-name="T170">This ensures that even if </text:span><text:span text:style-name="T171">the patches fail due to unknown factors, </text:span><text:span text:style-name="T172">the VPS can still be rolled back to the last working version. </text:span><text:span text:style-name="T173">Critical security patches should be applied </text:span><text:span text:style-name="T174">within</text:span><text:span text:style-name="T173"> </text:span><text:span text:style-name="T175">24 hours</text:span><text:span text:style-name="T173"> </text:span><text:span text:style-name="T176">(</text:span><text:span text:style-name="T177">National Cyber Security Centre</text:span><text:span text:style-name="T178">, </text:span><text:span text:style-name="T177">2024, </text:span><text:span text:style-name="T179">Guidance(1):</text:span><text:span text:style-name="T180">Updating when exploitation is rife</text:span><text:span text:style-name="T176">).</text:span></text:p>
      <text:p text:style-name="P61"/>
      <text:p text:style-name="P62">Given the budget constraints, vulnerability scanning will be carried out using <text:span text:style-name="T181">the</text:span><text:span text:style-name="T182"> open-source tool</text:span> <text:span text:style-name="T183">Lynis</text:span>. <text:span text:style-name="T184">Scanning will encompass </text:span><text:span text:style-name="T185">both </text:span><text:span text:style-name="T184">application code and third-party dependencies. </text:span><text:span text:style-name="T186">In line with the guidance from the National Cyber Security Centre, scanning should be performed on a regular and risk-based basis (National Cyber Security Centre, 2024, Guidance: </text:span><text:span text:style-name="T187">Implementing this guidance</text:span><text:span text:style-name="T186">). </text:span><text:span text:style-name="T188">A baseline frequency of one week will be adopted.</text:span></text:p>
      <text:p text:style-name="P63"><text:soft-page-break/>To minimise disruption of rescue operations, scans will be scheduled at times of low activity, and where possible, when there have not been any active rescue operations over a fixed <text:span text:style-name="T189">period of time (e.g. 30 minutes). </text:span><text:span text:style-name="T190">This approach balances </text:span><text:span text:style-name="T191">service availability with security assurance needs.</text:span></text:p>
      <text:p text:style-name="P64"/>
      <text:p text:style-name="P65">In addition to the above, when:</text:p>
      <text:p text:style-name="P65">a) A critical vulnerability is disclosed in a library RescueNet depends on:</text:p>
      <text:list text:style-name="L3">
        <text:list-item>
          <text:p text:style-name="P66">A critical vulnerability scan will be performed without undue delay using <text:span text:style-name="T192">Lynis</text:span>,</text:p>
        </text:list-item>
        <text:list-item>
          <text:p text:style-name="P67">Alternative libraries will be researched and implemented, or, where that is not possible, <text:span text:style-name="T193">the library will be rolled back to the last stable version.</text:span></text:p>
        </text:list-item>
      </text:list>
      <text:p text:style-name="P65">b) An integrated third-party API announces a breaking change or depr<text:span text:style-name="T194">e</text:span>cation:</text:p>
      <text:list text:style-name="L4">
        <text:list-item>
          <text:p text:style-name="P68">Any risks resulting from the changes or deprecation will be mitigated <text:span text:style-name="T195">by the implementation of a circuit breaker pattern </text:span><text:span text:style-name="T196">(</text:span><text:span text:style-name="T195">Sam L</text:span><text:span text:style-name="T196">i</text:span><text:span text:style-name="T197">, </text:span><text:span text:style-name="T195">2024</text:span><text:span text:style-name="T196">).</text:span></text:p>
        </text:list-item>
      </text:list>
      <text:p text:style-name="P65">c) A third-party service <text:span text:style-name="T198">(a data processor)</text:span> suffers a data breach:</text:p>
      <text:list text:style-name="L5">
        <text:list-item>
          <text:p text:style-name="P69">In line with <text:span text:style-name="T199">article 33(1) </text:span><text:span text:style-name="T200">(GDPR, 2018)</text:span>, Information Commisioner’s Office will be notified without undue delay, <text:span text:style-name="T201">or, when that is not possible, within 72 hours.</text:span></text:p>
        </text:list-item>
        <text:list-item>
          <text:p text:style-name="P70">Data subjects will be notified without undue delay in line with article 34(1) (<text:span text:style-name="T3">GDPR, 2018).</text:span></text:p>
        </text:list-item>
        <text:list-item>
          <text:p text:style-name="P71">We shall document the data breach, comprising the facts relating to the breach, and its effects and the remedial action taken in line with Article 33(5) <text:span text:style-name="T3">(GDPR, 2018).</text:span></text:p>
        </text:list-item>
      </text:list>
      <text:p text:style-name="P65"/>
      <text:p text:style-name="P72"/>
      <text:p text:style-name="P72"/>
      <text:p text:style-name="P73"><text:span text:style-name="T59">2</text:span><text:span text:style-name="T18">(</text:span><text:span text:style-name="T202">c</text:span>) – <text:span text:style-name="T202">Incident Response</text:span></text:p>
      <text:p text:style-name="P73"/>
      <text:list xml:id="list3726353349" text:style-name="L6">
        <text:list-item>
          <text:p text:style-name="P74">Incident Response Plan</text:p>
          <text:list>
            <text:list-item>
              <text:p text:style-name="P75">Detection</text:p>
              <text:list>
                <text:list-item>
                  <text:p text:style-name="P76">Depending on the incident, discovery happens through either monitoring alerts, user reports, third-party entity announcements, or the use of automated tools – in this case, our monitoring tool Uptime Kuma. </text:p>
                </text:list-item>
              </text:list>
            </text:list-item>
            <text:list-item>
              <text:p text:style-name="P75">Triage</text:p>
              <text:list>
                <text:list-item>
                  <text:p text:style-name="P77"><text:span text:style-name="T203">Incident severity is assessed by ou</text:span><text:span text:style-name="T204">r</text:span><text:span text:style-name="T203"> </text:span><text:span text:style-name="T205">i</text:span><text:span text:style-name="T203">ncident manager </text:span><text:span text:style-name="T205">(or incident ‘commander’)</text:span><text:span text:style-name="T203">; our volunteer developer, </text:span><text:span text:style-name="T206">or, where possible, our automated system </text:span><text:span text:style-name="T207">with</text:span><text:span text:style-name="T206"> Uptime Kuma</text:span><text:span text:style-name="T203">. </text:span><text:span text:style-name="T208">We define the following incident severity levels </text:span><text:span text:style-name="T209">(</text:span><text:span text:style-name="T210">Chrissy Kidd,</text:span><text:span text:style-name="T211"> </text:span><text:span text:style-name="T210">2022)</text:span><text:span text:style-name="T208">: </text:span></text:p>
                  <text:list>
                    <text:list-item>
                      <text:p text:style-name="P78">This is the most severe level, reserved for <text:span text:style-name="T212">significant</text:span> incidents that affect a large number of users. <text:span text:style-name="T213">Such incidents may include the server being rendered inoperable through the aforementioned mechanisms, or </text:span><text:span text:style-name="T214">a severe personal data breach.</text:span></text:p>
                    </text:list-item>
                    <text:list-item>
                      <text:p text:style-name="P78">This level describes a<text:span text:style-name="T212">n</text:span> incident <text:span text:style-name="T212">that causes errors, minor problems for users, or a heavy system load. </text:span><text:span text:style-name="T215">Such incidents include</text:span><text:span text:style-name="T216"> inaccurate geospatial positioning, high latency, </text:span><text:span text:style-name="T217">or </text:span><text:span text:style-name="T218">inaccurate information being displayed by the application.</text:span><text:span text:style-name="T217"> <text:s/></text:span></text:p>
                    </text:list-item>
                    <text:list-item>
                      <text:p text:style-name="P79">Low severity level incident that causes minor problems or bugs in the system. <text:s/><text:span text:style-name="T216">Those incidents </text:span><text:span text:style-name="T219">mostly</text:span><text:span text:style-name="T216"> include graphic bugs in the application </text:span><text:span text:style-name="T220">or the web interface.</text:span></text:p>
                    </text:list-item>
                  </text:list>
                </text:list-item>
              </text:list>
            </text:list-item>
            <text:list-item>
              <text:p text:style-name="P75">Communication</text:p>
              <text:list>
                <text:list-item>
                  <text:p text:style-name="P80"><text:soft-page-break/>In case of a level 1 severity incident, all users are notified without undue delay, and information commissioner’s office may be notified as well. <text:span text:style-name="T221">Our developer gets notified of all incidents </text:span><text:span text:style-name="T222">via email and/or the web interface</text:span>. <text:span text:style-name="T223">Users and information commissioner’s office are contacted</text:span> via email. </text:p>
                </text:list-item>
              </text:list>
            </text:list-item>
            <text:list-item>
              <text:p text:style-name="P75">Containment <text:span text:style-name="T224">and Resolution</text:span></text:p>
              <text:list>
                <text:list-item>
                  <text:p text:style-name="P81">Depending on the type of incident, containment might take the form of a <text:span text:style-name="T225">circuit</text:span> breaker <text:span text:style-name="T225">pattern, </text:span><text:span text:style-name="T226">temporarily shutting down the service, or </text:span><text:span text:style-name="T227">disabling access to the compromised part of the application.</text:span></text:p>
                </text:list-item>
              </text:list>
            </text:list-item>
            <text:list-item>
              <text:p text:style-name="P75">Post-Incident Revie<text:span text:style-name="T228">w</text:span><text:span text:style-name="T229"> </text:span></text:p>
              <text:list>
                <text:list-item>
                  <text:p text:style-name="P82">Each incident is documented as a Jira issue. Root causes are analysed manually by digesting third-party announcements, analysing logs, and where possible, investigating the source code. Upon discovery, causes are attached to the Jira issue, along with the key takeaways to help improve future incident responses. </text:p>
                  <text:p text:style-name="P82"/>
                </text:list-item>
              </text:list>
            </text:list-item>
          </text:list>
        </text:list-item>
        <text:list-item>
          <text:p text:style-name="P83">Scenario-Specific Constraints</text:p>
          <text:list>
            <text:list-item>
              <text:p text:style-name="P84">Volunteer Developer is Unavailable (e.g. They’re on the mountain)</text:p>
            </text:list-item>
          </text:list>
        </text:list-item>
      </text:list>
      <text:list text:style-name="L7">
        <text:list-item>
          <text:list>
            <text:list-item>
              <text:list>
                <text:list-item>
                  <text:p text:style-name="P85">In case that a critical incident occurs while the developer is unavailable, the <text:span text:style-name="T230">coordination</text:span> should fall back on predefined<text:span text:style-name="T231"> </text:span><text:span text:style-name="T232">procedures</text:span><text:span text:style-name="T231">. </text:span><text:span text:style-name="T233">In case that the system is rendered inoperable, volunteers in deployment should </text:span><text:span text:style-name="T234">resort to coordinating their operations using radio communication, phone calls, and paper maps. </text:span><text:span text:style-name="T235">Team leaders should be trained on recognising </text:span><text:span text:style-name="T236">when such a scenario occurs, and issue appropriate orders in a timely manner</text:span><text:span text:style-name="T235">. This ensures that rescue operations can continue smoothly without relying on the platform. </text:span></text:p>
                </text:list-item>
                <text:list-item>
                  <text:p text:style-name="P85"><text:span text:style-name="T237">Secondly, basic operation</text:span><text:span text:style-name="T238">s</text:span><text:span text:style-name="T237"> runbooks </text:span><text:span text:style-name="T239">(</text:span><text:span text:style-name="T240">Muhhammad Raza, Samantha Dunn, 2024</text:span><text:span text:style-name="T239">)</text:span><text:span text:style-name="T237"> will be made available to select team leaders </text:span><text:span text:style-name="T241">to allow them to perform basic </text:span><text:span text:style-name="T242">recovery</text:span><text:span text:style-name="T241"> </text:span><text:span text:style-name="T242">actions</text:span><text:span text:style-name="T243"> (e.g. rebooting the system) </text:span><text:span text:style-name="T244">where feasible.</text:span></text:p>
                </text:list-item>
                <text:list-item>
                  <text:p text:style-name="P86">Additionally, to provide situational awareness, the alerting system may be configured to alert secondary contacts.</text:p>
                  <text:p text:style-name="P87"/>
                </text:list-item>
              </text:list>
            </text:list-item>
          </text:list>
        </text:list-item>
      </text:list>
      <text:list text:continue-list="list3726353349" text:style-name="L6">
        <text:list-item>
          <text:list>
            <text:list-item>
              <text:p text:style-name="P88">Hotfixes vs Planned Releases</text:p>
            </text:list-item>
          </text:list>
        </text:list-item>
      </text:list>
      <text:list text:style-name="L8">
        <text:list-item>
          <text:list>
            <text:list-item>
              <text:list>
                <text:list-item>
                  <text:p text:style-name="P89">Updates can’t always be postponed. Sometimes, when a new update is implemented, <text:span text:style-name="T245">significant </text:span>unexpected issues emerge. In those circumstances, developers may prioritise quick releases of patches called hotfixes. <text:span text:style-name="T246">Given the lack of a </text:span><text:span text:style-name="T247">fallback system</text:span><text:span text:style-name="T246">, ensuring that hotfixes don’t lead to further issues becomes </text:span><text:span text:style-name="T247">instrumental</text:span><text:span text:style-name="T246">.</text:span></text:p>
                </text:list-item>
                <text:list-item>
                  <text:p text:style-name="P90">One solution is to <text:span text:style-name="T248">limit the scope of the hotfixes to target only specific parts of the application rather than introducing broader changes.</text:span></text:p>
                </text:list-item>
                <text:list-item>
                  <text:p text:style-name="P91">Another solution would be to manually test the hotfixes in a local development environment mirroring our VPS as closely as possible.</text:p>
                </text:list-item>
                <text:list-item>
                  <text:p text:style-name="P92">To further reduce risk, a backup <text:span text:style-name="T249">of the system</text:span> could be made before each hot fix is implemented. This ensures that even if the hotfix leads to more issues, the system can be rolled back safely.</text:p>
                </text:list-item>
                <text:list-item>
                  <text:p text:style-name="P93">To track hotfixes, <text:span text:style-name="T247">we can use a versioning system like Git </text:span><text:span text:style-name="T250">in conjunction with a Jira/kanban board</text:span><text:span text:style-name="T247">. Additionally, </text:span><text:span text:style-name="T251">each hotfix should be comprehensively documented in the runbooks.</text:span></text:p>
                </text:list-item>
              </text:list>
            </text:list-item>
          </text:list>
        </text:list-item>
      </text:list>
      <text:p text:style-name="P94"/>
      <text:p text:style-name="P95"/>
      <text:p text:style-name="P96"/>
      <text:p text:style-name="P97"/>
      <text:p text:style-name="P97"/>
      <text:p text:style-name="P98"/>
      <text:p text:style-name="P98"/>
      <text:p text:style-name="P98"/>
      <text:p text:style-name="P98"><text:soft-page-break/></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32"/>
      <text:p text:style-name="P99">References</text:p>
      <text:p text:style-name="P100"/>
      <text:p text:style-name="P101"><text:span text:style-name="Strong_20_Emphasis"><text:span text:style-name="T252">GD</text:span></text:span><text:span text:style-name="Strong_20_Emphasis"><text:span text:style-name="T253">P</text:span></text:span><text:span text:style-name="Strong_20_Emphasis"><text:span text:style-name="T252">R</text:span></text:span><text:span text:style-name="T254"> (</text:span>2018<text:span text:style-name="T254">) </text:span><text:span text:style-name="Emphasis"><text:span text:style-name="T254">General Data Protection Regulation.</text:span></text:span><text:span text:style-name="T254"> Available at: </text:span><text:a xlink:type="simple" xlink:href="https://gdpr-info.eu/" text:style-name="Internet_20_link" text:visited-style-name="Visited_20_Internet_20_Link"><text:span text:style-name="T254">https://gdpr-info.eu/</text:span></text:a><text:span text:style-name="T254"> (</text:span><text:span text:style-name="T255">Accessed: </text:span><text:span text:style-name="T256">5 </text:span><text:span text:style-name="T255"><text:s/></text:span><text:span text:style-name="T256">May</text:span><text:span text:style-name="T255"> 2026</text:span><text:span text:style-name="T254">).</text:span></text:p>
      <text:p text:style-name="P102"><text:span text:style-name="Strong_20_Emphasis">Data Protection Act 2018</text:span> (2018) <text:span text:style-name="Emphasis">c.12.</text:span> London: The Stationery Office. <text:span text:style-name="T257">Available at: </text:span><text:a xlink:type="simple" xlink:href="https://www.legislation.gov.uk/ukpga/2018/12" text:style-name="Internet_20_link" text:visited-style-name="Visited_20_Internet_20_Link"><text:span text:style-name="T257">https://www.legislation.gov.uk/ukpga/2018/12</text:span></text:a><text:span text:style-name="T257"> </text:span><text:span text:style-name="T258">(Accessed: </text:span><text:span text:style-name="T259">5 May</text:span><text:span text:style-name="T258"> 2026).</text:span></text:p>
      <text:p text:style-name="P103"><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258">Accessed: </text:span><text:span text:style-name="T259">5</text:span><text:span text:style-name="T258"> </text:span><text:span text:style-name="T259">May</text:span><text:span text:style-name="T258"> 2026</text:span>).</text:p>
      <text:p text:style-name="P104">National Cyber Security Centre <text:span text:style-name="T260">(2021) </text:span><text:span text:style-name="T261">Top tips for staying secure online.</text:span><text:span text:style-name="T260"> Available at: </text:span><text:a xlink:type="simple" xlink:href="https://www.ncsc.gov.uk/collection/top-tips-for-staying-secure-online/always-back-up-your-most-important-data#section_3" text:style-name="Internet_20_link" text:visited-style-name="Visited_20_Internet_20_Link"><text:span text:style-name="T260">https://www.ncsc.gov.uk/collection/top-tips-for-staying-secure-online/always-back-up-your-most-important-data#section_3</text:span></text:a><text:span text:style-name="T260"> (Accessed 5 May 2026).</text:span></text:p>
      <text:p text:style-name="P105">National Cyber Security Centre <text:span text:style-name="T260">(2024) </text:span><text:span text:style-name="T261">Vulnerability management</text:span><text:span text:style-name="T260">. Available at: </text:span><text:a xlink:type="simple" xlink:href="https://www.ncsc.gov.uk/collection/vulnerability-management" text:style-name="Internet_20_link" text:visited-style-name="Visited_20_Internet_20_Link"><text:span text:style-name="T260">https://www.ncsc.gov.uk/collection/vulnerability-management</text:span></text:a><text:span text:style-name="T260"> </text:span><text:span text:style-name="T262">(Accessed: 6 May 2026).</text:span></text:p>
      <text:p text:style-name="P106"><text:soft-page-break/><text:span text:style-name="T263">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107">Rubber Duck Debugging <text:span text:style-name="T260">(n.d.) </text:span><text:span text:style-name="T261">Debugging Software with a Rubber Ducky. </text:span><text:span text:style-name="T264">Available at: </text:span><text:a xlink:type="simple" xlink:href="https://rubberduckdebugging.com/" text:style-name="Internet_20_link" text:visited-style-name="Visited_20_Internet_20_Link"><text:span text:style-name="T264">https://rubberduckdebugging.com/</text:span></text:a><text:span text:style-name="T264"> (Accessed: 5 May 2026)</text:span></text:p>
      <text:p text:style-name="P108"><text:span text:style-name="T265">Luka Netzler, Brian Lovell</text:span><text:span text:style-name="T266">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109">Christoph Bamberg, Julia Reinchenberger, Jens Blechert <text:span text:style-name="T260">(2025) </text:span><text:span text:style-name="T261">Stable cognitive performance while adapting to intermittent fasting: A randomised controlled trial</text:span><text:span text:style-name="T264">. Available at: </text:span><text:a xlink:type="simple" xlink:href="https://journals.sagepub.com/doi/10.1177/13591053251351204" text:style-name="Internet_20_link" text:visited-style-name="Visited_20_Internet_20_Link"><text:span text:style-name="T264">https://journals.sagepub.com/doi/10.1177/13591053251351204</text:span></text:a><text:span text:style-name="T264"> (Accessed: 5 May 2026).</text:span></text:p>
      <text:p text:style-name="P110"><text:span text:style-name="Strong_20_Emphasis">Information Commissioner’s Office (ICO)</text:span> (2024<text:span text:style-name="T267">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258">Accessed: </text:span><text:span text:style-name="T268">5 May </text:span><text:span text:style-name="T258">2026</text:span>).</text:p>
      <text:p text:style-name="P111">Sam L<text:span text:style-name="T269">i</text:span> <text:span text:style-name="T260">(2024) </text:span><text:span text:style-name="T261">Mastering Third-Party Integrations: Strategies for Reliable, Secure, and Scalable API Management. </text:span><text:span text:style-name="T270">Available at: </text:span><text:a xlink:type="simple" xlink:href="https://wslisam.medium.com/mastering-third-party-integrations-strategies-for-reliable-secure-and-scalable-api-management-97ebfb83f7b8" text:style-name="Internet_20_link" text:visited-style-name="Visited_20_Internet_20_Link"><text:span text:style-name="T270">https://wslisam.medium.com/mastering-third-party-integrations-strategies-for-reliable-secure-and-scalable-api-management-97ebfb83f7b8</text:span></text:a><text:span text:style-name="T270"> (Accessed: 6 May 2026)</text:span></text:p>
      <text:p text:style-name="P112">Chrissy Kidd <text:span text:style-name="T260">(2022) </text:span><text:span text:style-name="T261">Incident Severity Levels 1-5 Explained. </text:span><text:span text:style-name="T264">Available at: </text:span><text:a xlink:type="simple" xlink:href="https://www.splunk.com/en_us/blog/learn/incident-severity-levels.html" text:style-name="Internet_20_link" text:visited-style-name="Visited_20_Internet_20_Link"><text:span text:style-name="T264">https://www.splunk.com/en_us/blog/learn/incident-severity-levels.html</text:span></text:a><text:span text:style-name="T264"> (Accessed: 6 May 2026)</text:span></text:p>
      <text:p text:style-name="P113">Muhhammad Raza, Samantha Dunn <text:span text:style-name="T260">(2024) </text:span><text:span text:style-name="T261">Introduction to Runbooks. </text:span><text:span text:style-name="T260">Available at: </text:span><text:a xlink:type="simple" xlink:href="http://www.splunk.com/en_us/blog/learn/runbooks.html" text:style-name="Internet_20_link" text:visited-style-name="Visited_20_Internet_20_Link"><text:span text:style-name="T260">www.splunk.com/en_us/blog/learn/runbooks.html</text:span></text:a><text:span text:style-name="T260"> (Accessed: 6 May 2026)</text:span></text:p>
      <text:p text:style-name="P114">Dominik H Pesta, Varman T Samuel <text:span text:style-name="T260">(2014) </text:span><text:span text:style-name="T261">A high-protein diet for reducing body fat: mechanisms and possible caveats.</text:span><text:span text:style-name="T260"> Available at: </text:span><text:a xlink:type="simple" xlink:href="https://link.springer.com/article/10.1186/1743-7075-11-53" text:style-name="Internet_20_link" text:visited-style-name="Visited_20_Internet_20_Link"><text:span text:style-name="T260">https://link.springer.com/article/10.1186/1743-7075-11-53</text:span></text:a><text:span text:style-name="T260"> (Accessed: 5 May 2026).</text:span></text:p>
      <text:p text:style-name="P115"/>
      <text:p text:style-name="P116">Craig A. Williamson, Jari J. Morganti, Hannah E. Smithson <text:span text:style-name="T260">(2023) </text:span><text:span text:style-name="T261">Bright-light distractions and visual performance</text:span><text:span text:style-name="T260">. Available at: </text:span><text:a xlink:type="simple" xlink:href="https://www.frontiersin.org/journals/psychology/articles/10.3389/fpsyg.2023.1088975/full" text:style-name="Internet_20_link" text:visited-style-name="Visited_20_Internet_20_Link"><text:span text:style-name="T260">https://www.frontiersin.org/journals/psychology/articles/10.3389/fpsyg.2023.1088975/full</text:span></text:a><text:span text:style-name="T260"> (Accessed: 5 May 2026).</text:span></text:p>
      <text:p text:style-name="P117"/>
      <text:p text:style-name="P118">Ning Ding, Daniel Wagner, Xiaomeng Chen, Abhinav Pathak, Y. Charlie Hu, Andrew Rice <text:span text:style-name="T260">(2013) </text:span><text:span text:style-name="T261">Characterizing and modeling the impact of wireless signal strength on smartphone battery drain. </text:span><text:span text:style-name="T264">Available at: </text:span><text:a xlink:type="simple" xlink:href="https://dl.acm.org/doi/10.1145/2494232.2466586" text:style-name="Internet_20_link" text:visited-style-name="Visited_20_Internet_20_Link"><text:span text:style-name="T264">https://dl.acm.org/doi/10.1145/2494232.2466586</text:span></text:a><text:span text:style-name="T264"> (Accessed: 5 May 2026)</text:span></text:p>
      <text:p text:style-name="P119"/>
      <text:p text:style-name="P120">The Postman Team <text:span text:style-name="T260">(2025) </text:span><text:span text:style-name="T261">What are HTTP status codes? Complete Guide for API Developers</text:span><text:span text:style-name="T260">. Available at: </text:span><text:a xlink:type="simple" xlink:href="https://blog.postman.com/what-are-http-status-codes/" text:style-name="Internet_20_link" text:visited-style-name="Visited_20_Internet_20_Link"><text:span text:style-name="T260">https://blog.postman.com/what-are-http-status-codes/</text:span></text:a><text:span text:style-name="T260"> (Accessed: 6 May 2026)</text:span></text:p>
      <text:p text:style-name="P121"/>
      <text:p text:style-name="P122">Ubuntu <text:span text:style-name="T260">(n.d.) </text:span><text:span text:style-name="T261">Vulnerability management tools in Ubuntu.</text:span><text:span text:style-name="T264"> Available at: </text:span><text:a xlink:type="simple" xlink:href="https://ubuntu.com/security/vulnerability-management" text:style-name="Internet_20_link" text:visited-style-name="Visited_20_Internet_20_Link"><text:span text:style-name="T264">https://ubuntu.com/security/vulnerability-management</text:span></text:a><text:span text:style-name="T264"> (Accessed: 6 May 2026)</text:span></text:p>
      <text:p text:style-name="P123"/>
      <text:p text:style-name="P124">Trevor Atkins <text:span text:style-name="T260">(2002) </text:span><text:span text:style-name="T261">Create a Lightweight Testing Framework. </text:span><text:span text:style-name="T260">Available at: </text:span><text:a xlink:type="simple" xlink:href="https://thinktesting.com/articles/a-lightweight-testing-framework/" text:style-name="Internet_20_link" text:visited-style-name="Visited_20_Internet_20_Link"><text:span text:style-name="T260">https://thinktesting.com/articles/a-lightweight-testing-framework/</text:span></text:a><text:span text:style-name="T260"> (Accessed: 6 May 2026)</text:span></text:p>
      <text:p text:style-name="P125"/>
      <text:p text:style-name="P126">CESG <text:span text:style-name="T260">(2014) </text:span><text:span text:style-name="T261">Implementing the cloud security principles. </text:span><text:span text:style-name="T260">Available at: </text:span><text:a xlink:type="simple" xlink:href="https://www.gov.uk/government/publications/implementing-the-cloud-security-principles/implementing-the-cloud-security-principles" text:style-name="Internet_20_link" text:visited-style-name="Visited_20_Internet_20_Link"><text:span text:style-name="T260">https://www.gov.uk/government/publications/implementing-the-cloud-security-principles/implementing-the-cloud-security-principles</text:span></text:a><text:span text:style-name="T260"> (Accessed: 6 May 2026)</text:span></text:p>
      <text:p text:style-name="P127"/>
      <text:p text:style-name="P128"><text:span text:style-name="T263">Dirk Merkel</text:span> (<text:span text:style-name="T271">2014</text:span>) <text:span text:style-name="T3">Docker: Lightweight Linux Containers for Consistent Development and</text:span></text:p>
      <text:p text:style-name="P129">Deployment. <text:span text:style-name="T266">Available at: </text:span><text:a xlink:type="simple" xlink:href="https://www.seltzer.com/margo/teaching/CS508.19/papers/merkel14.pdf" text:style-name="Internet_20_link" text:visited-style-name="Visited_20_Internet_20_Link"><text:span text:style-name="T266">https://www.seltzer.com/margo/teaching/CS508.19/papers/merkel14.pdf</text:span></text:a><text:span text:style-name="T266"> (Accessed: 6 May 2026)</text:span></text:p>
      <text:p text:style-name="P128"/>
      <text:p text:style-name="P130">Orca <text:span text:style-name="T260">(n.d.) </text:span><text:span text:style-name="T261">Patch Management. </text:span><text:span text:style-name="T260">Available at: </text:span><text:a xlink:type="simple" xlink:href="https://orca.security/glossary/patch-management/" text:style-name="Internet_20_link" text:visited-style-name="Visited_20_Internet_20_Link"><text:span text:style-name="T260">https://orca.security/glossary/patch-management/</text:span></text:a><text:span text:style-name="T260"> (Accessed: 6 May 2026)</text:span></text:p>
      <text:p text:style-name="P131"/>
      <text:p text:style-name="P132">Mak Ulac <text:span text:style-name="T260">(2026)</text:span><text:span text:style-name="T261"> </text:span><text:span text:style-name="T272">Top Linux Vulnerability Scanners in 2026: A Guide to Open-Source Security Tools</text:span><text:span text:style-name="T260">. Available at: </text:span><text:a xlink:type="simple" xlink:href="https://linuxsecurity.com/features/top-6-vulnerability-scanning-tools" text:style-name="Internet_20_link" text:visited-style-name="Visited_20_Internet_20_Link"><text:span text:style-name="T260">https://linuxsecurity.com/features/top-6-vulnerability-scanning-tools</text:span></text:a><text:span text:style-name="T260"> (Accessed: 6 May 2026)</text:span></text:p>
      <text:p text:style-name="P133"/>
      <text:p text:style-name="P134">Greenbone <text:span text:style-name="T260">(n.d.) </text:span><text:span text:style-name="T261">OPENVAS by Greenbone. </text:span><text:span text:style-name="T273">Available at: </text:span><text:a xlink:type="simple" xlink:href="https://www.openvas.org/" text:style-name="Internet_20_link" text:visited-style-name="Visited_20_Internet_20_Link"><text:span text:style-name="T273">https://www.openvas.org/</text:span></text:a><text:span text:style-name="T273">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22:12:51.213617461</dc:date>
    <meta:editing-duration>PT22H8M43S</meta:editing-duration>
    <meta:editing-cycles>602</meta:editing-cycles>
    <meta:document-statistic meta:table-count="0" meta:image-count="0" meta:object-count="0" meta:page-count="9" meta:paragraph-count="119" meta:word-count="3175" meta:character-count="22119" meta:non-whitespace-character-count="19075"/>
  </office:meta>
</office:document-meta>
</file>